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Roboto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09686a" officeooo:paragraph-rsid="0009686a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8pt" officeooo:rsid="000c9c42" officeooo:paragraph-rsid="000c9c42" style:font-size-asian="18pt" style:font-size-complex="18pt"/>
    </style:style>
    <style:style style:name="P3" style:family="paragraph" style:parent-style-name="Standard">
      <style:paragraph-properties fo:text-align="start" style:justify-single-word="false"/>
      <style:text-properties fo:font-size="14pt" officeooo:rsid="000ae962" officeooo:paragraph-rsid="000ae962" style:font-size-asian="12.25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officeooo:rsid="000ae962" officeooo:paragraph-rsid="000e7b8b" style:font-size-asian="12.25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officeooo:rsid="000ae962" officeooo:paragraph-rsid="001c2c3b" style:font-size-asian="12.25pt" style:font-size-complex="14pt"/>
    </style:style>
    <style:style style:name="P6" style:family="paragraph" style:parent-style-name="Standard">
      <style:paragraph-properties fo:text-align="center" style:justify-single-word="false"/>
      <style:text-properties fo:font-size="14pt" officeooo:rsid="000ae962" officeooo:paragraph-rsid="000ae962" style:font-size-asian="12.25pt" style:font-size-complex="14pt"/>
    </style:style>
    <style:style style:name="P7" style:family="paragraph" style:parent-style-name="Standard">
      <style:paragraph-properties fo:text-align="start" style:justify-single-word="false"/>
      <style:text-properties fo:font-size="14pt" officeooo:rsid="000c9c42" officeooo:paragraph-rsid="000c9c42" style:font-size-asian="12.25pt" style:font-size-complex="14pt"/>
    </style:style>
    <style:style style:name="P8" style:family="paragraph" style:parent-style-name="Standard">
      <style:paragraph-properties fo:text-align="start" style:justify-single-word="false"/>
      <style:text-properties fo:font-size="14pt" officeooo:rsid="000c9c42" officeooo:paragraph-rsid="00106ad2" style:font-size-asian="12.25pt" style:font-size-complex="14pt"/>
    </style:style>
    <style:style style:name="P9" style:family="paragraph" style:parent-style-name="Standard">
      <style:paragraph-properties fo:text-align="start" style:justify-single-word="false"/>
      <style:text-properties fo:font-size="14pt" officeooo:rsid="000c9c42" officeooo:paragraph-rsid="00117f30" style:font-size-asian="12.25pt" style:font-size-complex="14pt"/>
    </style:style>
    <style:style style:name="P10" style:family="paragraph" style:parent-style-name="Standard">
      <style:paragraph-properties fo:text-align="start" style:justify-single-word="false"/>
      <style:text-properties fo:font-size="14pt" officeooo:rsid="000d7532" officeooo:paragraph-rsid="000d7532" style:font-size-asian="12.25pt" style:font-size-complex="14pt"/>
    </style:style>
    <style:style style:name="P11" style:family="paragraph" style:parent-style-name="Standard">
      <style:paragraph-properties fo:text-align="start" style:justify-single-word="false"/>
      <style:text-properties fo:font-size="14pt" officeooo:rsid="000e7b8b" officeooo:paragraph-rsid="000e7b8b" style:font-size-asian="12.25pt" style:font-size-complex="14pt"/>
    </style:style>
    <style:style style:name="P12" style:family="paragraph" style:parent-style-name="Standard">
      <style:paragraph-properties fo:text-align="start" style:justify-single-word="false"/>
      <style:text-properties fo:font-size="14pt" officeooo:rsid="001399cc" officeooo:paragraph-rsid="001399cc" style:font-size-asian="12.25pt" style:font-size-complex="14pt"/>
    </style:style>
    <style:style style:name="P13" style:family="paragraph" style:parent-style-name="Standard">
      <style:paragraph-properties fo:text-align="start" style:justify-single-word="false"/>
      <style:text-properties fo:font-size="14pt" officeooo:rsid="001399cc" officeooo:paragraph-rsid="001c2c3b" style:font-size-asian="12.25pt" style:font-size-complex="14pt"/>
    </style:style>
    <style:style style:name="P14" style:family="paragraph" style:parent-style-name="Standard">
      <style:paragraph-properties fo:text-align="start" style:justify-single-word="false"/>
      <style:text-properties fo:font-size="14pt" officeooo:rsid="001399cc" officeooo:paragraph-rsid="00260a82" style:font-size-asian="12.25pt" style:font-size-complex="14pt"/>
    </style:style>
    <style:style style:name="P15" style:family="paragraph" style:parent-style-name="Standard">
      <style:paragraph-properties fo:text-align="start" style:justify-single-word="false"/>
      <style:text-properties fo:font-size="14pt" officeooo:rsid="001399cc" officeooo:paragraph-rsid="0031d4e1" style:font-size-asian="12.25pt" style:font-size-complex="14pt"/>
    </style:style>
    <style:style style:name="P16" style:family="paragraph" style:parent-style-name="Standard">
      <style:paragraph-properties fo:text-align="start" style:justify-single-word="false"/>
      <style:text-properties fo:font-size="14pt" officeooo:rsid="001399cc" officeooo:paragraph-rsid="003cb959" style:font-size-asian="12.25pt" style:font-size-complex="14pt"/>
    </style:style>
    <style:style style:name="P17" style:family="paragraph" style:parent-style-name="Standard">
      <style:paragraph-properties fo:text-align="start" style:justify-single-word="false"/>
      <style:text-properties fo:font-size="14pt" officeooo:rsid="001399cc" officeooo:paragraph-rsid="003e3bf1" style:font-size-asian="12.25pt" style:font-size-complex="14pt"/>
    </style:style>
    <style:style style:name="P18" style:family="paragraph" style:parent-style-name="Standard">
      <style:paragraph-properties fo:text-align="start" style:justify-single-word="false"/>
      <style:text-properties fo:font-size="14pt" officeooo:rsid="001399cc" officeooo:paragraph-rsid="0047590b" style:font-size-asian="12.25pt" style:font-size-complex="14pt"/>
    </style:style>
    <style:style style:name="P19" style:family="paragraph" style:parent-style-name="Standard">
      <style:paragraph-properties fo:text-align="start" style:justify-single-word="false"/>
      <style:text-properties fo:font-size="14pt" officeooo:rsid="001399cc" officeooo:paragraph-rsid="004dfcdd" style:font-size-asian="12.25pt" style:font-size-complex="14pt"/>
    </style:style>
    <style:style style:name="P20" style:family="paragraph" style:parent-style-name="Standard">
      <style:paragraph-properties fo:text-align="start" style:justify-single-word="false"/>
      <style:text-properties fo:font-size="14pt" officeooo:rsid="001399cc" officeooo:paragraph-rsid="0052eb74" style:font-size-asian="12.25pt" style:font-size-complex="14pt"/>
    </style:style>
    <style:style style:name="P21" style:family="paragraph" style:parent-style-name="Standard">
      <style:paragraph-properties fo:text-align="start" style:justify-single-word="false"/>
      <style:text-properties fo:font-size="14pt" officeooo:rsid="001399cc" officeooo:paragraph-rsid="006827d5" style:font-size-asian="12.25pt" style:font-size-complex="14pt"/>
    </style:style>
    <style:style style:name="P22" style:family="paragraph" style:parent-style-name="Standard">
      <style:paragraph-properties fo:text-align="start" style:justify-single-word="false"/>
      <style:text-properties fo:font-size="14pt" officeooo:rsid="001399cc" officeooo:paragraph-rsid="0078b010" style:font-size-asian="12.25pt" style:font-size-complex="14pt"/>
    </style:style>
    <style:style style:name="P23" style:family="paragraph" style:parent-style-name="Standard">
      <style:paragraph-properties fo:text-align="start" style:justify-single-word="false"/>
      <style:text-properties fo:font-size="14pt" officeooo:rsid="001399cc" officeooo:paragraph-rsid="0083e83b" style:font-size-asian="12.25pt" style:font-size-complex="14pt"/>
    </style:style>
    <style:style style:name="P24" style:family="paragraph" style:parent-style-name="Standard">
      <style:paragraph-properties fo:text-align="start" style:justify-single-word="false"/>
      <style:text-properties fo:font-size="14pt" officeooo:rsid="0014f9e6" officeooo:paragraph-rsid="001399cc" style:font-size-asian="12.25pt" style:font-size-complex="14pt"/>
    </style:style>
    <style:style style:name="P25" style:family="paragraph" style:parent-style-name="Standard">
      <style:paragraph-properties fo:text-align="start" style:justify-single-word="false"/>
      <style:text-properties fo:font-size="14pt" officeooo:rsid="0014f9e6" officeooo:paragraph-rsid="0014f9e6" style:font-size-asian="12.25pt" style:font-size-complex="14pt"/>
    </style:style>
    <style:style style:name="P26" style:family="paragraph" style:parent-style-name="Standard">
      <style:paragraph-properties fo:text-align="start" style:justify-single-word="false"/>
      <style:text-properties fo:font-size="14pt" officeooo:rsid="0014f9e6" officeooo:paragraph-rsid="00168e49" style:font-size-asian="12.25pt" style:font-size-complex="14pt"/>
    </style:style>
    <style:style style:name="P27" style:family="paragraph" style:parent-style-name="Standard">
      <style:paragraph-properties fo:text-align="start" style:justify-single-word="false"/>
      <style:text-properties fo:font-size="14pt" officeooo:rsid="0014f9e6" officeooo:paragraph-rsid="001c2c3b" style:font-size-asian="12.25pt" style:font-size-complex="14pt"/>
    </style:style>
    <style:style style:name="P28" style:family="paragraph" style:parent-style-name="Standard">
      <style:paragraph-properties fo:text-align="start" style:justify-single-word="false"/>
      <style:text-properties fo:font-size="14pt" officeooo:rsid="0014f9e6" officeooo:paragraph-rsid="00260a82" style:font-size-asian="12.25pt" style:font-size-complex="14pt"/>
    </style:style>
    <style:style style:name="P29" style:family="paragraph" style:parent-style-name="Standard">
      <style:paragraph-properties fo:text-align="start" style:justify-single-word="false"/>
      <style:text-properties fo:font-size="14pt" officeooo:rsid="0014f9e6" officeooo:paragraph-rsid="0031d4e1" style:font-size-asian="12.25pt" style:font-size-complex="14pt"/>
    </style:style>
    <style:style style:name="P30" style:family="paragraph" style:parent-style-name="Standard">
      <style:paragraph-properties fo:text-align="start" style:justify-single-word="false"/>
      <style:text-properties fo:font-size="14pt" officeooo:rsid="0014f9e6" officeooo:paragraph-rsid="003cb959" style:font-size-asian="12.25pt" style:font-size-complex="14pt"/>
    </style:style>
    <style:style style:name="P31" style:family="paragraph" style:parent-style-name="Standard">
      <style:paragraph-properties fo:text-align="start" style:justify-single-word="false"/>
      <style:text-properties fo:font-size="14pt" officeooo:rsid="0014f9e6" officeooo:paragraph-rsid="003dabf0" style:font-size-asian="12.25pt" style:font-size-complex="14pt"/>
    </style:style>
    <style:style style:name="P32" style:family="paragraph" style:parent-style-name="Standard">
      <style:paragraph-properties fo:text-align="start" style:justify-single-word="false"/>
      <style:text-properties fo:font-size="14pt" officeooo:rsid="0014f9e6" officeooo:paragraph-rsid="003e3bf1" style:font-size-asian="12.25pt" style:font-size-complex="14pt"/>
    </style:style>
    <style:style style:name="P33" style:family="paragraph" style:parent-style-name="Standard">
      <style:paragraph-properties fo:text-align="start" style:justify-single-word="false"/>
      <style:text-properties fo:font-size="14pt" officeooo:rsid="0014f9e6" officeooo:paragraph-rsid="003f49f5" style:font-size-asian="12.25pt" style:font-size-complex="14pt"/>
    </style:style>
    <style:style style:name="P34" style:family="paragraph" style:parent-style-name="Standard">
      <style:paragraph-properties fo:text-align="start" style:justify-single-word="false"/>
      <style:text-properties fo:font-size="14pt" officeooo:rsid="0014f9e6" officeooo:paragraph-rsid="0047590b" style:font-size-asian="12.25pt" style:font-size-complex="14pt"/>
    </style:style>
    <style:style style:name="P35" style:family="paragraph" style:parent-style-name="Standard">
      <style:paragraph-properties fo:text-align="start" style:justify-single-word="false"/>
      <style:text-properties fo:font-size="14pt" officeooo:rsid="0014f9e6" officeooo:paragraph-rsid="00496bbb" style:font-size-asian="12.25pt" style:font-size-complex="14pt"/>
    </style:style>
    <style:style style:name="P36" style:family="paragraph" style:parent-style-name="Standard">
      <style:paragraph-properties fo:text-align="start" style:justify-single-word="false"/>
      <style:text-properties fo:font-size="14pt" officeooo:rsid="0014f9e6" officeooo:paragraph-rsid="004dfcdd" style:font-size-asian="12.25pt" style:font-size-complex="14pt"/>
    </style:style>
    <style:style style:name="P37" style:family="paragraph" style:parent-style-name="Standard">
      <style:paragraph-properties fo:text-align="start" style:justify-single-word="false"/>
      <style:text-properties fo:font-size="14pt" officeooo:rsid="0014f9e6" officeooo:paragraph-rsid="004eec89" style:font-size-asian="12.25pt" style:font-size-complex="14pt"/>
    </style:style>
    <style:style style:name="P38" style:family="paragraph" style:parent-style-name="Standard">
      <style:paragraph-properties fo:text-align="start" style:justify-single-word="false"/>
      <style:text-properties fo:font-size="14pt" officeooo:rsid="0014f9e6" officeooo:paragraph-rsid="0052eb74" style:font-size-asian="12.25pt" style:font-size-complex="14pt"/>
    </style:style>
    <style:style style:name="P39" style:family="paragraph" style:parent-style-name="Standard">
      <style:paragraph-properties fo:text-align="start" style:justify-single-word="false"/>
      <style:text-properties fo:font-size="14pt" officeooo:rsid="0014f9e6" officeooo:paragraph-rsid="006827d5" style:font-size-asian="12.25pt" style:font-size-complex="14pt"/>
    </style:style>
    <style:style style:name="P40" style:family="paragraph" style:parent-style-name="Standard">
      <style:paragraph-properties fo:text-align="start" style:justify-single-word="false"/>
      <style:text-properties fo:font-size="14pt" officeooo:rsid="0014f9e6" officeooo:paragraph-rsid="0078b010" style:font-size-asian="12.25pt" style:font-size-complex="14pt"/>
    </style:style>
    <style:style style:name="P41" style:family="paragraph" style:parent-style-name="Standard">
      <style:paragraph-properties fo:text-align="start" style:justify-single-word="false"/>
      <style:text-properties fo:font-size="14pt" officeooo:rsid="0014f9e6" officeooo:paragraph-rsid="0083e83b" style:font-size-asian="12.25pt" style:font-size-complex="14pt"/>
    </style:style>
    <style:style style:name="P42" style:family="paragraph" style:parent-style-name="Standard">
      <style:paragraph-properties fo:text-align="start" style:justify-single-word="false"/>
      <style:text-properties fo:font-size="14pt" officeooo:rsid="0014f9e6" officeooo:paragraph-rsid="008ce56d" style:font-size-asian="12.25pt" style:font-size-complex="14pt"/>
    </style:style>
    <style:style style:name="P43" style:family="paragraph" style:parent-style-name="Standard">
      <style:paragraph-properties fo:text-align="start" style:justify-single-word="false"/>
      <style:text-properties fo:font-size="14pt" officeooo:rsid="00168e49" officeooo:paragraph-rsid="00168e49" style:font-size-asian="12.25pt" style:font-size-complex="14pt"/>
    </style:style>
    <style:style style:name="P44" style:family="paragraph" style:parent-style-name="Standard">
      <style:paragraph-properties fo:text-align="start" style:justify-single-word="false"/>
      <style:text-properties fo:font-size="14pt" officeooo:rsid="00168e49" officeooo:paragraph-rsid="001c2c3b" style:font-size-asian="12.25pt" style:font-size-complex="14pt"/>
    </style:style>
    <style:style style:name="P45" style:family="paragraph" style:parent-style-name="Standard">
      <style:paragraph-properties fo:text-align="start" style:justify-single-word="false"/>
      <style:text-properties fo:font-size="14pt" officeooo:rsid="00168e49" officeooo:paragraph-rsid="00260a82" style:font-size-asian="12.25pt" style:font-size-complex="14pt"/>
    </style:style>
    <style:style style:name="P46" style:family="paragraph" style:parent-style-name="Standard">
      <style:paragraph-properties fo:text-align="start" style:justify-single-word="false"/>
      <style:text-properties fo:font-size="14pt" officeooo:rsid="00168e49" officeooo:paragraph-rsid="0031d4e1" style:font-size-asian="12.25pt" style:font-size-complex="14pt"/>
    </style:style>
    <style:style style:name="P47" style:family="paragraph" style:parent-style-name="Standard">
      <style:paragraph-properties fo:text-align="start" style:justify-single-word="false"/>
      <style:text-properties fo:font-size="14pt" officeooo:rsid="00168e49" officeooo:paragraph-rsid="003cb959" style:font-size-asian="12.25pt" style:font-size-complex="14pt"/>
    </style:style>
    <style:style style:name="P48" style:family="paragraph" style:parent-style-name="Standard">
      <style:paragraph-properties fo:text-align="start" style:justify-single-word="false"/>
      <style:text-properties fo:font-size="14pt" officeooo:rsid="00168e49" officeooo:paragraph-rsid="003e3bf1" style:font-size-asian="12.25pt" style:font-size-complex="14pt"/>
    </style:style>
    <style:style style:name="P49" style:family="paragraph" style:parent-style-name="Standard">
      <style:paragraph-properties fo:text-align="start" style:justify-single-word="false"/>
      <style:text-properties fo:font-size="14pt" officeooo:rsid="00168e49" officeooo:paragraph-rsid="003fb03a" style:font-size-asian="12.25pt" style:font-size-complex="14pt"/>
    </style:style>
    <style:style style:name="P50" style:family="paragraph" style:parent-style-name="Standard">
      <style:paragraph-properties fo:text-align="start" style:justify-single-word="false"/>
      <style:text-properties fo:font-size="14pt" officeooo:rsid="00168e49" officeooo:paragraph-rsid="0041635d" style:font-size-asian="12.25pt" style:font-size-complex="14pt"/>
    </style:style>
    <style:style style:name="P51" style:family="paragraph" style:parent-style-name="Standard">
      <style:paragraph-properties fo:text-align="start" style:justify-single-word="false"/>
      <style:text-properties fo:font-size="14pt" officeooo:rsid="00168e49" officeooo:paragraph-rsid="0047590b" style:font-size-asian="12.25pt" style:font-size-complex="14pt"/>
    </style:style>
    <style:style style:name="P52" style:family="paragraph" style:parent-style-name="Standard">
      <style:paragraph-properties fo:text-align="start" style:justify-single-word="false"/>
      <style:text-properties fo:font-size="14pt" officeooo:rsid="00168e49" officeooo:paragraph-rsid="004dfcdd" style:font-size-asian="12.25pt" style:font-size-complex="14pt"/>
    </style:style>
    <style:style style:name="P53" style:family="paragraph" style:parent-style-name="Standard">
      <style:paragraph-properties fo:text-align="start" style:justify-single-word="false"/>
      <style:text-properties fo:font-size="14pt" officeooo:rsid="00168e49" officeooo:paragraph-rsid="0052eb74" style:font-size-asian="12.25pt" style:font-size-complex="14pt"/>
    </style:style>
    <style:style style:name="P54" style:family="paragraph" style:parent-style-name="Standard">
      <style:paragraph-properties fo:text-align="start" style:justify-single-word="false"/>
      <style:text-properties fo:font-size="14pt" officeooo:rsid="00168e49" officeooo:paragraph-rsid="006827d5" style:font-size-asian="12.25pt" style:font-size-complex="14pt"/>
    </style:style>
    <style:style style:name="P55" style:family="paragraph" style:parent-style-name="Standard">
      <style:paragraph-properties fo:text-align="start" style:justify-single-word="false"/>
      <style:text-properties fo:font-size="14pt" officeooo:rsid="00168e49" officeooo:paragraph-rsid="0078b010" style:font-size-asian="12.25pt" style:font-size-complex="14pt"/>
    </style:style>
    <style:style style:name="P56" style:family="paragraph" style:parent-style-name="Standard">
      <style:paragraph-properties fo:text-align="start" style:justify-single-word="false"/>
      <style:text-properties fo:font-size="14pt" officeooo:rsid="00168e49" officeooo:paragraph-rsid="0083e83b" style:font-size-asian="12.25pt" style:font-size-complex="14pt"/>
    </style:style>
    <style:style style:name="P57" style:family="paragraph" style:parent-style-name="Standard">
      <style:paragraph-properties fo:text-align="start" style:justify-single-word="false"/>
      <style:text-properties fo:font-size="14pt" officeooo:rsid="00185e78" officeooo:paragraph-rsid="00185e78" style:font-size-asian="12.25pt" style:font-size-complex="14pt"/>
    </style:style>
    <style:style style:name="P58" style:family="paragraph" style:parent-style-name="Standard">
      <style:paragraph-properties fo:text-align="start" style:justify-single-word="false"/>
      <style:text-properties fo:font-size="14pt" officeooo:rsid="00185e78" officeooo:paragraph-rsid="001c2c3b" style:font-size-asian="12.25pt" style:font-size-complex="14pt"/>
    </style:style>
    <style:style style:name="P59" style:family="paragraph" style:parent-style-name="Standard">
      <style:paragraph-properties fo:text-align="start" style:justify-single-word="false"/>
      <style:text-properties fo:font-size="14pt" officeooo:rsid="00185e78" officeooo:paragraph-rsid="00260a82" style:font-size-asian="12.25pt" style:font-size-complex="14pt"/>
    </style:style>
    <style:style style:name="P60" style:family="paragraph" style:parent-style-name="Standard">
      <style:paragraph-properties fo:text-align="start" style:justify-single-word="false"/>
      <style:text-properties fo:font-size="14pt" officeooo:rsid="00185e78" officeooo:paragraph-rsid="0031d4e1" style:font-size-asian="12.25pt" style:font-size-complex="14pt"/>
    </style:style>
    <style:style style:name="P61" style:family="paragraph" style:parent-style-name="Standard">
      <style:paragraph-properties fo:text-align="start" style:justify-single-word="false"/>
      <style:text-properties fo:font-size="14pt" officeooo:rsid="00185e78" officeooo:paragraph-rsid="003cb959" style:font-size-asian="12.25pt" style:font-size-complex="14pt"/>
    </style:style>
    <style:style style:name="P62" style:family="paragraph" style:parent-style-name="Standard">
      <style:paragraph-properties fo:text-align="start" style:justify-single-word="false"/>
      <style:text-properties fo:font-size="14pt" officeooo:rsid="00185e78" officeooo:paragraph-rsid="003e3bf1" style:font-size-asian="12.25pt" style:font-size-complex="14pt"/>
    </style:style>
    <style:style style:name="P63" style:family="paragraph" style:parent-style-name="Standard">
      <style:paragraph-properties fo:text-align="start" style:justify-single-word="false"/>
      <style:text-properties fo:font-size="14pt" officeooo:rsid="00185e78" officeooo:paragraph-rsid="0047590b" style:font-size-asian="12.25pt" style:font-size-complex="14pt"/>
    </style:style>
    <style:style style:name="P64" style:family="paragraph" style:parent-style-name="Standard">
      <style:paragraph-properties fo:text-align="start" style:justify-single-word="false"/>
      <style:text-properties fo:font-size="14pt" officeooo:rsid="00185e78" officeooo:paragraph-rsid="004dfcdd" style:font-size-asian="12.25pt" style:font-size-complex="14pt"/>
    </style:style>
    <style:style style:name="P65" style:family="paragraph" style:parent-style-name="Standard">
      <style:paragraph-properties fo:text-align="start" style:justify-single-word="false"/>
      <style:text-properties fo:font-size="14pt" officeooo:rsid="00185e78" officeooo:paragraph-rsid="0052eb74" style:font-size-asian="12.25pt" style:font-size-complex="14pt"/>
    </style:style>
    <style:style style:name="P66" style:family="paragraph" style:parent-style-name="Standard">
      <style:paragraph-properties fo:text-align="start" style:justify-single-word="false"/>
      <style:text-properties fo:font-size="14pt" officeooo:rsid="00185e78" officeooo:paragraph-rsid="006827d5" style:font-size-asian="12.25pt" style:font-size-complex="14pt"/>
    </style:style>
    <style:style style:name="P67" style:family="paragraph" style:parent-style-name="Standard">
      <style:paragraph-properties fo:text-align="start" style:justify-single-word="false"/>
      <style:text-properties fo:font-size="14pt" officeooo:rsid="00185e78" officeooo:paragraph-rsid="0078b010" style:font-size-asian="12.25pt" style:font-size-complex="14pt"/>
    </style:style>
    <style:style style:name="P68" style:family="paragraph" style:parent-style-name="Standard">
      <style:paragraph-properties fo:text-align="start" style:justify-single-word="false"/>
      <style:text-properties fo:font-size="14pt" officeooo:rsid="00185e78" officeooo:paragraph-rsid="0083e83b" style:font-size-asian="12.25pt" style:font-size-complex="14pt"/>
    </style:style>
    <style:style style:name="P69" style:family="paragraph" style:parent-style-name="Standard">
      <style:paragraph-properties fo:text-align="start" style:justify-single-word="false"/>
      <style:text-properties fo:font-size="14pt" officeooo:rsid="0018bc29" officeooo:paragraph-rsid="0018bc29" style:font-size-asian="12.25pt" style:font-size-complex="14pt"/>
    </style:style>
    <style:style style:name="P70" style:family="paragraph" style:parent-style-name="Standard">
      <style:paragraph-properties fo:text-align="start" style:justify-single-word="false"/>
      <style:text-properties fo:font-size="14pt" officeooo:rsid="0018bc29" officeooo:paragraph-rsid="001c2c3b" style:font-size-asian="12.25pt" style:font-size-complex="14pt"/>
    </style:style>
    <style:style style:name="P71" style:family="paragraph" style:parent-style-name="Standard">
      <style:paragraph-properties fo:text-align="start" style:justify-single-word="false"/>
      <style:text-properties fo:font-size="14pt" officeooo:rsid="0018bc29" officeooo:paragraph-rsid="00260a82" style:font-size-asian="12.25pt" style:font-size-complex="14pt"/>
    </style:style>
    <style:style style:name="P72" style:family="paragraph" style:parent-style-name="Standard">
      <style:paragraph-properties fo:text-align="start" style:justify-single-word="false"/>
      <style:text-properties fo:font-size="14pt" officeooo:rsid="0018bc29" officeooo:paragraph-rsid="0031d4e1" style:font-size-asian="12.25pt" style:font-size-complex="14pt"/>
    </style:style>
    <style:style style:name="P73" style:family="paragraph" style:parent-style-name="Standard">
      <style:paragraph-properties fo:text-align="start" style:justify-single-word="false"/>
      <style:text-properties fo:font-size="14pt" officeooo:rsid="0018bc29" officeooo:paragraph-rsid="003cb959" style:font-size-asian="12.25pt" style:font-size-complex="14pt"/>
    </style:style>
    <style:style style:name="P74" style:family="paragraph" style:parent-style-name="Standard">
      <style:paragraph-properties fo:text-align="start" style:justify-single-word="false"/>
      <style:text-properties fo:font-size="14pt" officeooo:rsid="0018bc29" officeooo:paragraph-rsid="003e3bf1" style:font-size-asian="12.25pt" style:font-size-complex="14pt"/>
    </style:style>
    <style:style style:name="P75" style:family="paragraph" style:parent-style-name="Standard">
      <style:paragraph-properties fo:text-align="start" style:justify-single-word="false"/>
      <style:text-properties fo:font-size="14pt" officeooo:rsid="0018bc29" officeooo:paragraph-rsid="0047590b" style:font-size-asian="12.25pt" style:font-size-complex="14pt"/>
    </style:style>
    <style:style style:name="P76" style:family="paragraph" style:parent-style-name="Standard">
      <style:paragraph-properties fo:text-align="start" style:justify-single-word="false"/>
      <style:text-properties fo:font-size="14pt" officeooo:rsid="0018bc29" officeooo:paragraph-rsid="004dfcdd" style:font-size-asian="12.25pt" style:font-size-complex="14pt"/>
    </style:style>
    <style:style style:name="P77" style:family="paragraph" style:parent-style-name="Standard">
      <style:paragraph-properties fo:text-align="start" style:justify-single-word="false"/>
      <style:text-properties fo:font-size="14pt" officeooo:rsid="0018bc29" officeooo:paragraph-rsid="0052eb74" style:font-size-asian="12.25pt" style:font-size-complex="14pt"/>
    </style:style>
    <style:style style:name="P78" style:family="paragraph" style:parent-style-name="Standard">
      <style:paragraph-properties fo:text-align="start" style:justify-single-word="false"/>
      <style:text-properties fo:font-size="14pt" officeooo:rsid="0018bc29" officeooo:paragraph-rsid="006827d5" style:font-size-asian="12.25pt" style:font-size-complex="14pt"/>
    </style:style>
    <style:style style:name="P79" style:family="paragraph" style:parent-style-name="Standard">
      <style:paragraph-properties fo:text-align="start" style:justify-single-word="false"/>
      <style:text-properties fo:font-size="14pt" officeooo:rsid="0018bc29" officeooo:paragraph-rsid="0078b010" style:font-size-asian="12.25pt" style:font-size-complex="14pt"/>
    </style:style>
    <style:style style:name="P80" style:family="paragraph" style:parent-style-name="Standard">
      <style:paragraph-properties fo:text-align="start" style:justify-single-word="false"/>
      <style:text-properties fo:font-size="14pt" officeooo:rsid="0018bc29" officeooo:paragraph-rsid="0083e83b" style:font-size-asian="12.25pt" style:font-size-complex="14pt"/>
    </style:style>
    <style:style style:name="P81" style:family="paragraph" style:parent-style-name="Standard">
      <style:paragraph-properties fo:text-align="start" style:justify-single-word="false"/>
      <style:text-properties fo:font-size="14pt" officeooo:rsid="002859f6" officeooo:paragraph-rsid="002859f6" style:font-size-asian="12.25pt" style:font-size-complex="14pt"/>
    </style:style>
    <style:style style:name="P82" style:family="paragraph" style:parent-style-name="Standard">
      <style:paragraph-properties fo:text-align="start" style:justify-single-word="false"/>
      <style:text-properties fo:font-size="14pt" officeooo:rsid="002859f6" officeooo:paragraph-rsid="003cb959" style:font-size-asian="12.25pt" style:font-size-complex="14pt"/>
    </style:style>
    <style:style style:name="P83" style:family="paragraph" style:parent-style-name="Standard">
      <style:paragraph-properties fo:text-align="start" style:justify-single-word="false"/>
      <style:text-properties fo:font-size="14pt" officeooo:rsid="002b738d" officeooo:paragraph-rsid="002b738d" style:font-size-asian="12.25pt" style:font-size-complex="14pt"/>
    </style:style>
    <style:style style:name="P84" style:family="paragraph" style:parent-style-name="Standard">
      <style:paragraph-properties fo:text-align="start" style:justify-single-word="false"/>
      <style:text-properties fo:font-size="14pt" officeooo:rsid="002b738d" officeooo:paragraph-rsid="0031d4e1" style:font-size-asian="12.25pt" style:font-size-complex="14pt"/>
    </style:style>
    <style:style style:name="P85" style:family="paragraph" style:parent-style-name="Standard">
      <style:paragraph-properties fo:text-align="start" style:justify-single-word="false"/>
      <style:text-properties fo:font-size="14pt" officeooo:rsid="002b738d" officeooo:paragraph-rsid="00347754" style:font-size-asian="12.25pt" style:font-size-complex="14pt"/>
    </style:style>
    <style:style style:name="P86" style:family="paragraph" style:parent-style-name="Standard">
      <style:paragraph-properties fo:text-align="start" style:justify-single-word="false"/>
      <style:text-properties fo:font-size="14pt" officeooo:rsid="002b738d" officeooo:paragraph-rsid="003dabf0" style:font-size-asian="12.25pt" style:font-size-complex="14pt"/>
    </style:style>
    <style:style style:name="P87" style:family="paragraph" style:parent-style-name="Standard">
      <style:paragraph-properties fo:text-align="start" style:justify-single-word="false"/>
      <style:text-properties fo:font-size="14pt" officeooo:rsid="002b738d" officeooo:paragraph-rsid="003f49f5" style:font-size-asian="12.25pt" style:font-size-complex="14pt"/>
    </style:style>
    <style:style style:name="P88" style:family="paragraph" style:parent-style-name="Standard">
      <style:paragraph-properties fo:text-align="start" style:justify-single-word="false"/>
      <style:text-properties fo:font-size="14pt" officeooo:rsid="002b738d" officeooo:paragraph-rsid="00496bbb" style:font-size-asian="12.25pt" style:font-size-complex="14pt"/>
    </style:style>
    <style:style style:name="P89" style:family="paragraph" style:parent-style-name="Standard">
      <style:paragraph-properties fo:text-align="start" style:justify-single-word="false"/>
      <style:text-properties fo:font-size="14pt" officeooo:rsid="002b738d" officeooo:paragraph-rsid="004eec89" style:font-size-asian="12.25pt" style:font-size-complex="14pt"/>
    </style:style>
    <style:style style:name="P90" style:family="paragraph" style:parent-style-name="Standard">
      <style:paragraph-properties fo:text-align="start" style:justify-single-word="false"/>
      <style:text-properties fo:font-size="14pt" officeooo:rsid="002b738d" officeooo:paragraph-rsid="006b55f0" style:font-size-asian="12.25pt" style:font-size-complex="14pt"/>
    </style:style>
    <style:style style:name="P91" style:family="paragraph" style:parent-style-name="Standard">
      <style:paragraph-properties fo:text-align="start" style:justify-single-word="false"/>
      <style:text-properties fo:font-size="14pt" officeooo:rsid="002b738d" officeooo:paragraph-rsid="006debba" style:font-size-asian="12.25pt" style:font-size-complex="14pt"/>
    </style:style>
    <style:style style:name="P92" style:family="paragraph" style:parent-style-name="Standard">
      <style:paragraph-properties fo:text-align="start" style:justify-single-word="false"/>
      <style:text-properties fo:font-size="14pt" officeooo:rsid="002b738d" officeooo:paragraph-rsid="0078b010" style:font-size-asian="12.25pt" style:font-size-complex="14pt"/>
    </style:style>
    <style:style style:name="P93" style:family="paragraph" style:parent-style-name="Standard">
      <style:paragraph-properties fo:text-align="start" style:justify-single-word="false"/>
      <style:text-properties fo:font-size="14pt" officeooo:rsid="002b738d" officeooo:paragraph-rsid="00853940" style:font-size-asian="12.25pt" style:font-size-complex="14pt"/>
    </style:style>
    <style:style style:name="P94" style:family="paragraph" style:parent-style-name="Standard">
      <style:paragraph-properties fo:text-align="start" style:justify-single-word="false"/>
      <style:text-properties fo:font-size="14pt" officeooo:rsid="002b738d" officeooo:paragraph-rsid="0096cf42" style:font-size-asian="12.25pt" style:font-size-complex="14pt"/>
    </style:style>
    <style:style style:name="P95" style:family="paragraph" style:parent-style-name="Standard">
      <style:paragraph-properties fo:text-align="start" style:justify-single-word="false"/>
      <style:text-properties fo:font-size="14pt" officeooo:rsid="002eb7f4" officeooo:paragraph-rsid="002eb7f4" style:font-size-asian="12.25pt" style:font-size-complex="14pt"/>
    </style:style>
    <style:style style:name="P96" style:family="paragraph" style:parent-style-name="Standard">
      <style:paragraph-properties fo:text-align="start" style:justify-single-word="false"/>
      <style:text-properties fo:font-size="14pt" officeooo:rsid="002eb7f4" officeooo:paragraph-rsid="0035d098" style:font-size-asian="12.25pt" style:font-size-complex="14pt"/>
    </style:style>
    <style:style style:name="P97" style:family="paragraph" style:parent-style-name="Standard">
      <style:paragraph-properties fo:text-align="start" style:justify-single-word="false"/>
      <style:text-properties fo:font-size="14pt" officeooo:rsid="002eb7f4" officeooo:paragraph-rsid="003cb959" style:font-size-asian="12.25pt" style:font-size-complex="14pt"/>
    </style:style>
    <style:style style:name="P98" style:family="paragraph" style:parent-style-name="Standard">
      <style:paragraph-properties fo:text-align="start" style:justify-single-word="false"/>
      <style:text-properties fo:font-size="14pt" officeooo:rsid="002eb7f4" officeooo:paragraph-rsid="003e3bf1" style:font-size-asian="12.25pt" style:font-size-complex="14pt"/>
    </style:style>
    <style:style style:name="P99" style:family="paragraph" style:parent-style-name="Standard">
      <style:paragraph-properties fo:text-align="start" style:justify-single-word="false"/>
      <style:text-properties fo:font-size="14pt" officeooo:rsid="002eb7f4" officeooo:paragraph-rsid="0047590b" style:font-size-asian="12.25pt" style:font-size-complex="14pt"/>
    </style:style>
    <style:style style:name="P100" style:family="paragraph" style:parent-style-name="Standard">
      <style:paragraph-properties fo:text-align="start" style:justify-single-word="false"/>
      <style:text-properties fo:font-size="14pt" officeooo:rsid="002eb7f4" officeooo:paragraph-rsid="004c4d63" style:font-size-asian="12.25pt" style:font-size-complex="14pt"/>
    </style:style>
    <style:style style:name="P101" style:family="paragraph" style:parent-style-name="Standard">
      <style:paragraph-properties fo:text-align="start" style:justify-single-word="false"/>
      <style:text-properties fo:font-size="14pt" officeooo:rsid="002eb7f4" officeooo:paragraph-rsid="004dfcdd" style:font-size-asian="12.25pt" style:font-size-complex="14pt"/>
    </style:style>
    <style:style style:name="P102" style:family="paragraph" style:parent-style-name="Standard">
      <style:paragraph-properties fo:text-align="start" style:justify-single-word="false"/>
      <style:text-properties fo:font-size="14pt" officeooo:rsid="002eb7f4" officeooo:paragraph-rsid="005567f3" style:font-size-asian="12.25pt" style:font-size-complex="14pt"/>
    </style:style>
    <style:style style:name="P103" style:family="paragraph" style:parent-style-name="Standard">
      <style:paragraph-properties fo:text-align="start" style:justify-single-word="false"/>
      <style:text-properties fo:font-size="14pt" officeooo:rsid="003bd396" officeooo:paragraph-rsid="003bd396" style:font-size-asian="12.25pt" style:font-size-complex="14pt"/>
    </style:style>
    <style:style style:name="P104" style:family="paragraph" style:parent-style-name="Standard">
      <style:paragraph-properties fo:text-align="start" style:justify-single-word="false"/>
      <style:text-properties fo:font-size="14pt" officeooo:rsid="003e3bf1" officeooo:paragraph-rsid="003e3bf1" style:font-size-asian="12.25pt" style:font-size-complex="14pt"/>
    </style:style>
    <style:style style:name="P105" style:family="paragraph" style:parent-style-name="Standard">
      <style:paragraph-properties fo:text-align="start" style:justify-single-word="false"/>
      <style:text-properties fo:font-size="14pt" officeooo:rsid="003f49f5" officeooo:paragraph-rsid="003f49f5" style:font-size-asian="12.25pt" style:font-size-complex="14pt"/>
    </style:style>
    <style:style style:name="P106" style:family="paragraph" style:parent-style-name="Standard">
      <style:paragraph-properties fo:text-align="start" style:justify-single-word="false"/>
      <style:text-properties fo:font-size="14pt" officeooo:rsid="0044f699" officeooo:paragraph-rsid="0044f699" style:font-size-asian="12.25pt" style:font-size-complex="14pt"/>
    </style:style>
    <style:style style:name="P107" style:family="paragraph" style:parent-style-name="Standard">
      <style:paragraph-properties fo:text-align="start" style:justify-single-word="false"/>
      <style:text-properties fo:font-size="14pt" officeooo:rsid="0044f699" officeooo:paragraph-rsid="0046c36c" style:font-size-asian="12.25pt" style:font-size-complex="14pt"/>
    </style:style>
    <style:style style:name="P108" style:family="paragraph" style:parent-style-name="Standard">
      <style:paragraph-properties fo:text-align="start" style:justify-single-word="false"/>
      <style:text-properties fo:font-size="14pt" officeooo:rsid="0044f699" officeooo:paragraph-rsid="0052eb74" style:font-size-asian="12.25pt" style:font-size-complex="14pt"/>
    </style:style>
    <style:style style:name="P109" style:family="paragraph" style:parent-style-name="Standard">
      <style:paragraph-properties fo:text-align="start" style:justify-single-word="false"/>
      <style:text-properties fo:font-size="14pt" officeooo:rsid="0044f699" officeooo:paragraph-rsid="00629e94" style:font-size-asian="12.25pt" style:font-size-complex="14pt"/>
    </style:style>
    <style:style style:name="P110" style:family="paragraph" style:parent-style-name="Standard">
      <style:paragraph-properties fo:text-align="start" style:justify-single-word="false"/>
      <style:text-properties fo:font-size="14pt" officeooo:rsid="0044f699" officeooo:paragraph-rsid="006827d5" style:font-size-asian="12.25pt" style:font-size-complex="14pt"/>
    </style:style>
    <style:style style:name="P111" style:family="paragraph" style:parent-style-name="Standard">
      <style:paragraph-properties fo:text-align="start" style:justify-single-word="false"/>
      <style:text-properties fo:font-size="14pt" officeooo:rsid="0044f699" officeooo:paragraph-rsid="00776f52" style:font-size-asian="12.25pt" style:font-size-complex="14pt"/>
    </style:style>
    <style:style style:name="P112" style:family="paragraph" style:parent-style-name="Standard">
      <style:paragraph-properties fo:text-align="start" style:justify-single-word="false"/>
      <style:text-properties fo:font-size="14pt" officeooo:rsid="0044f699" officeooo:paragraph-rsid="0078b010" style:font-size-asian="12.25pt" style:font-size-complex="14pt"/>
    </style:style>
    <style:style style:name="P113" style:family="paragraph" style:parent-style-name="Standard">
      <style:paragraph-properties fo:text-align="start" style:justify-single-word="false"/>
      <style:text-properties fo:font-size="14pt" officeooo:rsid="0044f699" officeooo:paragraph-rsid="0088ba86" style:font-size-asian="12.25pt" style:font-size-complex="14pt"/>
    </style:style>
    <style:style style:name="P114" style:family="paragraph" style:parent-style-name="Standard">
      <style:paragraph-properties fo:text-align="start" style:justify-single-word="false"/>
      <style:text-properties fo:font-size="14pt" officeooo:rsid="0046c36c" officeooo:paragraph-rsid="0046c36c" style:font-size-asian="12.25pt" style:font-size-complex="14pt"/>
    </style:style>
    <style:style style:name="P115" style:family="paragraph" style:parent-style-name="Standard">
      <style:paragraph-properties fo:text-align="start" style:justify-single-word="false"/>
      <style:text-properties fo:font-size="14pt" officeooo:rsid="0046c36c" officeooo:paragraph-rsid="00610ce3" style:font-size-asian="12.25pt" style:font-size-complex="14pt"/>
    </style:style>
    <style:style style:name="P116" style:family="paragraph" style:parent-style-name="Standard">
      <style:paragraph-properties fo:text-align="start" style:justify-single-word="false"/>
      <style:text-properties fo:font-size="14pt" officeooo:rsid="0046c36c" officeooo:paragraph-rsid="006827d5" style:font-size-asian="12.25pt" style:font-size-complex="14pt"/>
    </style:style>
    <style:style style:name="P117" style:family="paragraph" style:parent-style-name="Standard">
      <style:paragraph-properties fo:text-align="start" style:justify-single-word="false"/>
      <style:text-properties fo:font-size="14pt" officeooo:rsid="0046c36c" officeooo:paragraph-rsid="0078b010" style:font-size-asian="12.25pt" style:font-size-complex="14pt"/>
    </style:style>
    <style:style style:name="P118" style:family="paragraph" style:parent-style-name="Standard">
      <style:paragraph-properties fo:text-align="start" style:justify-single-word="false"/>
      <style:text-properties fo:font-size="14pt" officeooo:rsid="0046cf74" officeooo:paragraph-rsid="0046cf74" style:font-size-asian="12.25pt" style:font-size-complex="14pt"/>
    </style:style>
    <style:style style:name="P119" style:family="paragraph" style:parent-style-name="Standard">
      <style:paragraph-properties fo:text-align="start" style:justify-single-word="false"/>
      <style:text-properties fo:font-size="14pt" officeooo:rsid="0046cf74" officeooo:paragraph-rsid="0052eb74" style:font-size-asian="12.25pt" style:font-size-complex="14pt"/>
    </style:style>
    <style:style style:name="P120" style:family="paragraph" style:parent-style-name="Standard">
      <style:paragraph-properties fo:text-align="start" style:justify-single-word="false"/>
      <style:text-properties fo:font-size="14pt" officeooo:rsid="0046cf74" officeooo:paragraph-rsid="00639f47" style:font-size-asian="12.25pt" style:font-size-complex="14pt"/>
    </style:style>
    <style:style style:name="P121" style:family="paragraph" style:parent-style-name="Standard">
      <style:paragraph-properties fo:text-align="start" style:justify-single-word="false"/>
      <style:text-properties fo:font-size="14pt" officeooo:rsid="0046cf74" officeooo:paragraph-rsid="006827d5" style:font-size-asian="12.25pt" style:font-size-complex="14pt"/>
    </style:style>
    <style:style style:name="P122" style:family="paragraph" style:parent-style-name="Standard">
      <style:paragraph-properties fo:text-align="start" style:justify-single-word="false"/>
      <style:text-properties fo:font-size="14pt" officeooo:rsid="0046cf74" officeooo:paragraph-rsid="00776f52" style:font-size-asian="12.25pt" style:font-size-complex="14pt"/>
    </style:style>
    <style:style style:name="P123" style:family="paragraph" style:parent-style-name="Standard">
      <style:paragraph-properties fo:text-align="start" style:justify-single-word="false"/>
      <style:text-properties fo:font-size="14pt" officeooo:rsid="0046cf74" officeooo:paragraph-rsid="0078b010" style:font-size-asian="12.25pt" style:font-size-complex="14pt"/>
    </style:style>
    <style:style style:name="P124" style:family="paragraph" style:parent-style-name="Standard">
      <style:paragraph-properties fo:text-align="start" style:justify-single-word="false"/>
      <style:text-properties fo:font-size="14pt" officeooo:rsid="0046cf74" officeooo:paragraph-rsid="0080dbd2" style:font-size-asian="12.25pt" style:font-size-complex="14pt"/>
    </style:style>
    <style:style style:name="P125" style:family="paragraph" style:parent-style-name="Standard">
      <style:paragraph-properties fo:text-align="start" style:justify-single-word="false"/>
      <style:text-properties fo:font-size="14pt" officeooo:rsid="0046cf74" officeooo:paragraph-rsid="0083e83b" style:font-size-asian="12.25pt" style:font-size-complex="14pt"/>
    </style:style>
    <style:style style:name="P126" style:family="paragraph" style:parent-style-name="Standard">
      <style:paragraph-properties fo:text-align="start" style:justify-single-word="false"/>
      <style:text-properties fo:font-size="14pt" officeooo:rsid="0048701d" officeooo:paragraph-rsid="0048701d" style:font-size-asian="12.25pt" style:font-size-complex="14pt"/>
    </style:style>
    <style:style style:name="P127" style:family="paragraph" style:parent-style-name="Standard">
      <style:paragraph-properties fo:text-align="start" style:justify-single-word="false"/>
      <style:text-properties fo:font-size="14pt" officeooo:rsid="00496bbb" officeooo:paragraph-rsid="00496bbb" style:font-size-asian="12.25pt" style:font-size-complex="14pt"/>
    </style:style>
    <style:style style:name="P128" style:family="paragraph" style:parent-style-name="Standard">
      <style:paragraph-properties fo:text-align="start" style:justify-single-word="false"/>
      <style:text-properties fo:font-size="14pt" officeooo:rsid="004ddbdc" officeooo:paragraph-rsid="004ddbdc" style:font-size-asian="12.25pt" style:font-size-complex="14pt"/>
    </style:style>
    <style:style style:name="P129" style:family="paragraph" style:parent-style-name="Standard">
      <style:paragraph-properties fo:text-align="start" style:justify-single-word="false"/>
      <style:text-properties fo:font-size="14pt" officeooo:rsid="004ddbdc" officeooo:paragraph-rsid="004dfcdd" style:font-size-asian="12.25pt" style:font-size-complex="14pt"/>
    </style:style>
    <style:style style:name="P130" style:family="paragraph" style:parent-style-name="Standard">
      <style:paragraph-properties fo:text-align="start" style:justify-single-word="false"/>
      <style:text-properties fo:font-size="14pt" officeooo:rsid="004e4aa5" officeooo:paragraph-rsid="004e4aa5" style:font-size-asian="12.25pt" style:font-size-complex="14pt"/>
    </style:style>
    <style:style style:name="P131" style:family="paragraph" style:parent-style-name="Standard">
      <style:paragraph-properties fo:text-align="start" style:justify-single-word="false"/>
      <style:text-properties fo:font-size="14pt" officeooo:rsid="004fd4dd" officeooo:paragraph-rsid="004fd4dd" style:font-size-asian="12.25pt" style:font-size-complex="14pt"/>
    </style:style>
    <style:style style:name="P132" style:family="paragraph" style:parent-style-name="Standard">
      <style:paragraph-properties fo:text-align="start" style:justify-single-word="false"/>
      <style:text-properties fo:font-size="14pt" officeooo:rsid="00514978" officeooo:paragraph-rsid="00514978" style:font-size-asian="12.25pt" style:font-size-complex="14pt"/>
    </style:style>
    <style:style style:name="P133" style:family="paragraph" style:parent-style-name="Standard">
      <style:paragraph-properties fo:text-align="start" style:justify-single-word="false"/>
      <style:text-properties fo:font-size="14pt" officeooo:rsid="00514978" officeooo:paragraph-rsid="005567f3" style:font-size-asian="12.25pt" style:font-size-complex="14pt"/>
    </style:style>
    <style:style style:name="P134" style:family="paragraph" style:parent-style-name="Standard">
      <style:paragraph-properties fo:text-align="start" style:justify-single-word="false"/>
      <style:text-properties fo:font-size="14pt" officeooo:rsid="0054ba66" officeooo:paragraph-rsid="0054ba66" style:font-size-asian="12.25pt" style:font-size-complex="14pt"/>
    </style:style>
    <style:style style:name="P135" style:family="paragraph" style:parent-style-name="Standard">
      <style:paragraph-properties fo:text-align="start" style:justify-single-word="false"/>
      <style:text-properties fo:font-size="14pt" officeooo:rsid="0054ba66" officeooo:paragraph-rsid="006827d5" style:font-size-asian="12.25pt" style:font-size-complex="14pt"/>
    </style:style>
    <style:style style:name="P136" style:family="paragraph" style:parent-style-name="Standard">
      <style:paragraph-properties fo:text-align="start" style:justify-single-word="false"/>
      <style:text-properties fo:font-size="14pt" officeooo:rsid="0054ba66" officeooo:paragraph-rsid="0078b010" style:font-size-asian="12.25pt" style:font-size-complex="14pt"/>
    </style:style>
    <style:style style:name="P137" style:family="paragraph" style:parent-style-name="Standard">
      <style:paragraph-properties fo:text-align="start" style:justify-single-word="false"/>
      <style:text-properties fo:font-size="14pt" officeooo:rsid="005567f3" officeooo:paragraph-rsid="005567f3" style:font-size-asian="12.25pt" style:font-size-complex="14pt"/>
    </style:style>
    <style:style style:name="P138" style:family="paragraph" style:parent-style-name="Standard">
      <style:paragraph-properties fo:text-align="start" style:justify-single-word="false"/>
      <style:text-properties fo:font-size="14pt" officeooo:rsid="005f8fbb" officeooo:paragraph-rsid="005f8fbb" style:font-size-asian="12.25pt" style:font-size-complex="14pt"/>
    </style:style>
    <style:style style:name="P139" style:family="paragraph" style:parent-style-name="Standard">
      <style:paragraph-properties fo:text-align="start" style:justify-single-word="false"/>
      <style:text-properties fo:font-size="14pt" officeooo:rsid="005f8fbb" officeooo:paragraph-rsid="006827d5" style:font-size-asian="12.25pt" style:font-size-complex="14pt"/>
    </style:style>
    <style:style style:name="P140" style:family="paragraph" style:parent-style-name="Standard">
      <style:paragraph-properties fo:text-align="start" style:justify-single-word="false"/>
      <style:text-properties fo:font-size="14pt" officeooo:rsid="005f8fbb" officeooo:paragraph-rsid="0078b010" style:font-size-asian="12.25pt" style:font-size-complex="14pt"/>
    </style:style>
    <style:style style:name="P141" style:family="paragraph" style:parent-style-name="Standard">
      <style:paragraph-properties fo:text-align="start" style:justify-single-word="false"/>
      <style:text-properties fo:font-size="14pt" officeooo:rsid="005f8fbb" officeooo:paragraph-rsid="0083e83b" style:font-size-asian="12.25pt" style:font-size-complex="14pt"/>
    </style:style>
    <style:style style:name="P142" style:family="paragraph" style:parent-style-name="Standard">
      <style:paragraph-properties fo:text-align="start" style:justify-single-word="false"/>
      <style:text-properties fo:font-size="14pt" officeooo:rsid="00610ce3" officeooo:paragraph-rsid="00610ce3" style:font-size-asian="12.25pt" style:font-size-complex="14pt"/>
    </style:style>
    <style:style style:name="P143" style:family="paragraph" style:parent-style-name="Standard">
      <style:paragraph-properties fo:text-align="start" style:justify-single-word="false"/>
      <style:text-properties fo:font-size="14pt" officeooo:rsid="0064305e" officeooo:paragraph-rsid="0064305e" style:font-size-asian="12.25pt" style:font-size-complex="14pt"/>
    </style:style>
    <style:style style:name="P144" style:family="paragraph" style:parent-style-name="Standard">
      <style:paragraph-properties fo:text-align="start" style:justify-single-word="false"/>
      <style:text-properties fo:font-size="14pt" officeooo:rsid="0064305e" officeooo:paragraph-rsid="0078b010" style:font-size-asian="12.25pt" style:font-size-complex="14pt"/>
    </style:style>
    <style:style style:name="P145" style:family="paragraph" style:parent-style-name="Standard">
      <style:paragraph-properties fo:text-align="start" style:justify-single-word="false"/>
      <style:text-properties fo:font-size="14pt" officeooo:rsid="0064305e" officeooo:paragraph-rsid="0083e83b" style:font-size-asian="12.25pt" style:font-size-complex="14pt"/>
    </style:style>
    <style:style style:name="P146" style:family="paragraph" style:parent-style-name="Standard">
      <style:paragraph-properties fo:text-align="start" style:justify-single-word="false"/>
      <style:text-properties fo:font-size="14pt" officeooo:rsid="0068cf8b" officeooo:paragraph-rsid="0068cf8b" style:font-size-asian="12.25pt" style:font-size-complex="14pt"/>
    </style:style>
    <style:style style:name="P147" style:family="paragraph" style:parent-style-name="Standard">
      <style:paragraph-properties fo:text-align="start" style:justify-single-word="false"/>
      <style:text-properties fo:font-size="14pt" officeooo:rsid="006eada1" officeooo:paragraph-rsid="006eada1" style:font-size-asian="12.25pt" style:font-size-complex="14pt"/>
    </style:style>
    <style:style style:name="P148" style:family="paragraph" style:parent-style-name="Standard">
      <style:paragraph-properties fo:text-align="start" style:justify-single-word="false"/>
      <style:text-properties fo:font-size="14pt" officeooo:rsid="00703885" officeooo:paragraph-rsid="00703885" style:font-size-asian="12.25pt" style:font-size-complex="14pt"/>
    </style:style>
    <style:style style:name="P149" style:family="paragraph" style:parent-style-name="Standard">
      <style:paragraph-properties fo:text-align="start" style:justify-single-word="false"/>
      <style:text-properties fo:font-size="14pt" officeooo:rsid="00703885" officeooo:paragraph-rsid="0078b010" style:font-size-asian="12.25pt" style:font-size-complex="14pt"/>
    </style:style>
    <style:style style:name="P150" style:family="paragraph" style:parent-style-name="Standard">
      <style:paragraph-properties fo:text-align="start" style:justify-single-word="false"/>
      <style:text-properties fo:font-size="14pt" officeooo:rsid="00703885" officeooo:paragraph-rsid="0083e83b" style:font-size-asian="12.25pt" style:font-size-complex="14pt"/>
    </style:style>
    <style:style style:name="P151" style:family="paragraph" style:parent-style-name="Standard">
      <style:paragraph-properties fo:text-align="start" style:justify-single-word="false"/>
      <style:text-properties fo:font-size="14pt" officeooo:rsid="00776f52" officeooo:paragraph-rsid="00776f52" style:font-size-asian="12.25pt" style:font-size-complex="14pt"/>
    </style:style>
    <style:style style:name="P152" style:family="paragraph" style:parent-style-name="Standard">
      <style:paragraph-properties fo:text-align="start" style:justify-single-word="false"/>
      <style:text-properties fo:font-size="14pt" officeooo:rsid="00799457" officeooo:paragraph-rsid="00799457" style:font-size-asian="12.25pt" style:font-size-complex="14pt"/>
    </style:style>
    <style:style style:name="P153" style:family="paragraph" style:parent-style-name="Standard">
      <style:paragraph-properties fo:text-align="start" style:justify-single-word="false"/>
      <style:text-properties fo:font-size="14pt" officeooo:rsid="0080dbd2" officeooo:paragraph-rsid="0080dbd2" style:font-size-asian="12.25pt" style:font-size-complex="14pt"/>
    </style:style>
    <style:style style:name="P154" style:family="paragraph" style:parent-style-name="Standard">
      <style:paragraph-properties fo:text-align="start" style:justify-single-word="false"/>
      <style:text-properties fo:font-size="14pt" officeooo:rsid="0080dbd2" officeooo:paragraph-rsid="0083e83b" style:font-size-asian="12.25pt" style:font-size-complex="14pt"/>
    </style:style>
    <style:style style:name="P155" style:family="paragraph" style:parent-style-name="Standard">
      <style:paragraph-properties fo:text-align="start" style:justify-single-word="false"/>
      <style:text-properties fo:font-size="14pt" officeooo:rsid="0080dbd2" officeooo:paragraph-rsid="0088ba86" style:font-size-asian="12.25pt" style:font-size-complex="14pt"/>
    </style:style>
    <style:style style:name="P156" style:family="paragraph" style:parent-style-name="Standard">
      <style:paragraph-properties fo:text-align="start" style:justify-single-word="false"/>
      <style:text-properties fo:font-size="14pt" officeooo:rsid="0080dbd2" officeooo:paragraph-rsid="00894a8c" style:font-size-asian="12.25pt" style:font-size-complex="14pt"/>
    </style:style>
    <style:style style:name="P157" style:family="paragraph" style:parent-style-name="Standard">
      <style:paragraph-properties fo:text-align="start" style:justify-single-word="false"/>
      <style:text-properties fo:font-size="14pt" officeooo:rsid="0080dbd2" officeooo:paragraph-rsid="008b120a" style:font-size-asian="12.25pt" style:font-size-complex="14pt"/>
    </style:style>
    <style:style style:name="P158" style:family="paragraph" style:parent-style-name="Standard">
      <style:paragraph-properties fo:text-align="start" style:justify-single-word="false"/>
      <style:text-properties fo:font-size="14pt" officeooo:rsid="0081eaaa" officeooo:paragraph-rsid="0081eaaa" style:font-size-asian="12.25pt" style:font-size-complex="14pt"/>
    </style:style>
    <style:style style:name="P159" style:family="paragraph" style:parent-style-name="Standard">
      <style:paragraph-properties fo:text-align="start" style:justify-single-word="false"/>
      <style:text-properties fo:font-size="14pt" officeooo:rsid="00841779" officeooo:paragraph-rsid="00849a79" style:font-size-asian="12.25pt" style:font-size-complex="14pt"/>
    </style:style>
    <style:style style:name="P160" style:family="paragraph" style:parent-style-name="Standard">
      <style:paragraph-properties fo:text-align="start" style:justify-single-word="false"/>
      <style:text-properties fo:font-size="14pt" officeooo:rsid="0087a1c7" officeooo:paragraph-rsid="0087a1c7" style:font-size-asian="12.25pt" style:font-size-complex="14pt"/>
    </style:style>
    <style:style style:name="P161" style:family="paragraph" style:parent-style-name="Standard">
      <style:paragraph-properties fo:text-align="start" style:justify-single-word="false"/>
      <style:text-properties fo:font-size="14pt" officeooo:rsid="0088ba86" officeooo:paragraph-rsid="0088ba86" style:font-size-asian="12.25pt" style:font-size-complex="14pt"/>
    </style:style>
    <style:style style:name="P162" style:family="paragraph" style:parent-style-name="Standard">
      <style:paragraph-properties fo:text-align="start" style:justify-single-word="false"/>
      <style:text-properties fo:font-size="14pt" officeooo:rsid="0091285e" officeooo:paragraph-rsid="0091285e" style:font-size-asian="12.25pt" style:font-size-complex="14pt"/>
    </style:style>
    <style:style style:name="P163" style:family="paragraph" style:parent-style-name="Standard">
      <style:paragraph-properties fo:text-align="start" style:justify-single-word="false"/>
      <style:text-properties fo:font-size="14pt" officeooo:rsid="00629e94" officeooo:paragraph-rsid="0074a4b5" style:font-size-asian="12.25pt" style:font-size-complex="14pt"/>
    </style:style>
    <style:style style:name="P164" style:family="paragraph" style:parent-style-name="Standard">
      <style:paragraph-properties fo:text-align="start" style:justify-single-word="false"/>
      <style:text-properties fo:font-size="14pt" officeooo:rsid="007f4e3d" officeooo:paragraph-rsid="007f4e3d" style:font-size-asian="12.25pt" style:font-size-complex="14pt"/>
    </style:style>
    <style:style style:name="P165" style:family="paragraph" style:parent-style-name="Standard">
      <style:paragraph-properties fo:text-align="start" style:justify-single-word="false"/>
      <style:text-properties fo:font-size="14pt" officeooo:rsid="007f4e3d" officeooo:paragraph-rsid="0083e83b" style:font-size-asian="12.25pt" style:font-size-complex="14pt"/>
    </style:style>
    <style:style style:name="P166" style:family="paragraph" style:parent-style-name="Standard">
      <style:paragraph-properties fo:text-align="start" style:justify-single-word="false"/>
      <style:text-properties fo:font-size="14pt" officeooo:rsid="00849a79" officeooo:paragraph-rsid="00849a79" style:font-size-asian="12.25pt" style:font-size-complex="14pt"/>
    </style:style>
    <style:style style:name="P167" style:family="paragraph" style:parent-style-name="Standard">
      <style:paragraph-properties fo:text-align="start" style:justify-single-word="false"/>
      <style:text-properties fo:font-size="14pt" officeooo:rsid="0096cf42" officeooo:paragraph-rsid="0096cf42" style:font-size-asian="12.25pt" style:font-size-complex="14pt"/>
    </style:style>
    <style:style style:name="P168" style:family="paragraph" style:parent-style-name="Standard">
      <style:paragraph-properties fo:text-align="center" style:justify-single-word="false"/>
      <style:text-properties fo:font-size="16pt" officeooo:rsid="000ae962" officeooo:paragraph-rsid="000ae962" style:font-size-asian="16pt" style:font-size-complex="16pt"/>
    </style:style>
    <style:style style:name="P169" style:family="paragraph" style:parent-style-name="Standard">
      <style:paragraph-properties fo:text-align="center" style:justify-single-word="false"/>
      <style:text-properties fo:font-size="16pt" officeooo:rsid="000e7b8b" officeooo:paragraph-rsid="000e7b8b" style:font-size-asian="16pt" style:font-size-complex="16pt"/>
    </style:style>
    <style:style style:name="P170" style:family="paragraph" style:parent-style-name="Standard">
      <style:paragraph-properties fo:text-align="center" style:justify-single-word="false"/>
      <style:text-properties fo:font-size="16pt" officeooo:rsid="001399cc" officeooo:paragraph-rsid="001399cc" style:font-size-asian="16pt" style:font-size-complex="16pt"/>
    </style:style>
    <style:style style:name="P171" style:family="paragraph" style:parent-style-name="Standard">
      <style:paragraph-properties fo:text-align="center" style:justify-single-word="false"/>
      <style:text-properties fo:font-size="16pt" officeooo:rsid="003bd396" officeooo:paragraph-rsid="003bd396" style:font-size-asian="16pt" style:font-size-complex="16pt"/>
    </style:style>
    <style:style style:name="P172" style:family="paragraph" style:parent-style-name="Standard">
      <style:paragraph-properties fo:text-align="center" style:justify-single-word="false"/>
      <style:text-properties fo:font-size="16pt" officeooo:rsid="00657e0d" officeooo:paragraph-rsid="00657e0d" style:font-size-asian="16pt" style:font-size-complex="16pt"/>
    </style:style>
    <style:style style:name="P173" style:family="paragraph" style:parent-style-name="Standard">
      <style:paragraph-properties fo:text-align="start" style:justify-single-word="false"/>
      <style:text-properties fo:font-size="12pt" officeooo:rsid="006f9c49" officeooo:paragraph-rsid="006f9c49" style:font-size-asian="12pt" style:font-size-complex="12pt"/>
    </style:style>
    <style:style style:name="P174" style:family="paragraph" style:parent-style-name="Standard">
      <style:paragraph-properties fo:text-align="start" style:justify-single-word="false"/>
      <style:text-properties fo:font-size="9.5pt" officeooo:rsid="005c7051" officeooo:paragraph-rsid="0052eb74" style:font-size-asian="9.5pt" style:font-size-complex="9.5pt"/>
    </style:style>
    <style:style style:name="P175" style:family="paragraph" style:parent-style-name="Standard">
      <style:paragraph-properties fo:text-align="start" style:justify-single-word="false" fo:padding="0.0291in" fo:border-left="none" fo:border-right="none" fo:border-top="none" fo:border-bottom="0.06pt solid #000000" style:join-border="false"/>
      <style:text-properties fo:font-size="14pt" officeooo:rsid="000ae962" officeooo:paragraph-rsid="000ae962" style:font-size-asian="12.25pt" style:font-size-complex="14pt"/>
    </style:style>
    <style:style style:name="P176" style:family="paragraph" style:parent-style-name="Standard">
      <style:paragraph-properties fo:text-align="start" style:justify-single-word="false" fo:padding="0.0291in" fo:border-left="none" fo:border-right="none" fo:border-top="none" fo:border-bottom="0.06pt solid #000000" style:join-border="false"/>
      <style:text-properties fo:font-size="14pt" officeooo:rsid="000ae962" officeooo:paragraph-rsid="000e7b8b" style:font-size-asian="12.25pt" style:font-size-complex="14pt"/>
    </style:style>
    <style:style style:name="P177" style:family="paragraph" style:parent-style-name="Standard">
      <style:paragraph-properties fo:text-align="start" style:justify-single-word="false" fo:padding="0.0291in" fo:border-left="none" fo:border-right="none" fo:border-top="none" fo:border-bottom="0.06pt solid #000000" style:join-border="false"/>
      <style:text-properties fo:font-size="14pt" officeooo:rsid="0018bc29" officeooo:paragraph-rsid="00260a82" style:font-size-asian="12.25pt" style:font-size-complex="14pt"/>
    </style:style>
    <style:style style:name="P178" style:family="paragraph" style:parent-style-name="Standard">
      <style:paragraph-properties fo:text-align="start" style:justify-single-word="false" fo:padding="0.0291in" fo:border-left="none" fo:border-right="none" fo:border-top="none" fo:border-bottom="0.06pt solid #000000" style:join-border="false"/>
      <style:text-properties fo:font-size="14pt" officeooo:rsid="0018bc29" officeooo:paragraph-rsid="003cb959" style:font-size-asian="12.25pt" style:font-size-complex="14pt"/>
    </style:style>
    <style:style style:name="P179" style:family="paragraph" style:parent-style-name="Standard">
      <style:paragraph-properties fo:text-align="start" style:justify-single-word="false" fo:padding="0.0291in" fo:border-left="none" fo:border-right="none" fo:border-top="none" fo:border-bottom="0.06pt solid #000000" style:join-border="false"/>
      <style:text-properties fo:font-size="14pt" officeooo:rsid="001399cc" officeooo:paragraph-rsid="001399cc" style:font-size-asian="12.25pt" style:font-size-complex="14pt"/>
    </style:style>
    <style:style style:name="P180" style:family="paragraph" style:parent-style-name="Standard">
      <style:paragraph-properties fo:text-align="start" style:justify-single-word="false" fo:padding="0.0291in" fo:border-left="none" fo:border-right="none" fo:border-top="none" fo:border-bottom="0.06pt solid #000000" style:join-border="false"/>
      <style:text-properties fo:font-size="14pt" officeooo:rsid="0046cf74" officeooo:paragraph-rsid="0046cf74" style:font-size-asian="12.25pt" style:font-size-complex="14pt"/>
    </style:style>
    <style:style style:name="P181" style:family="paragraph" style:parent-style-name="Standard">
      <style:paragraph-properties fo:text-align="start" style:justify-single-word="false" fo:padding="0.0291in" fo:border-left="none" fo:border-right="none" fo:border-top="none" fo:border-bottom="0.06pt solid #000000" style:join-border="false"/>
      <style:text-properties fo:font-size="14pt" officeooo:rsid="004ddbdc" officeooo:paragraph-rsid="004ddbdc" style:font-size-asian="12.25pt" style:font-size-complex="14pt"/>
    </style:style>
    <style:style style:name="P182" style:family="paragraph" style:parent-style-name="Standard">
      <style:paragraph-properties fo:text-align="start" style:justify-single-word="false" fo:padding="0.0291in" fo:border-left="none" fo:border-right="none" fo:border-top="none" fo:border-bottom="0.06pt solid #000000" style:join-border="false"/>
      <style:text-properties fo:font-size="14pt" officeooo:rsid="004ddbdc" officeooo:paragraph-rsid="004dfcdd" style:font-size-asian="12.25pt" style:font-size-complex="14pt"/>
    </style:style>
    <style:style style:name="P183" style:family="paragraph" style:parent-style-name="Standard">
      <style:paragraph-properties fo:text-align="start" style:justify-single-word="false" fo:padding="0.0291in" fo:border-left="none" fo:border-right="none" fo:border-top="none" fo:border-bottom="0.06pt solid #000000" style:join-border="false"/>
      <style:text-properties fo:font-size="14pt" officeooo:rsid="0064305e" officeooo:paragraph-rsid="0064305e" style:font-size-asian="12.25pt" style:font-size-complex="14pt"/>
    </style:style>
    <style:style style:name="P184" style:family="paragraph" style:parent-style-name="Standard">
      <style:paragraph-properties fo:text-align="start" style:justify-single-word="false" style:border-line-width-bottom="0.0047in 0.0047in 0.0047in" fo:padding="0.0291in" fo:border-left="none" fo:border-right="none" fo:border-top="none" fo:border-bottom="1.05pt double #000000" style:join-border="false"/>
      <style:text-properties fo:font-size="14pt" officeooo:rsid="001c2c3b" officeooo:paragraph-rsid="000e7b8b" style:font-size-asian="12.25pt" style:font-size-complex="14pt"/>
    </style:style>
    <style:style style:name="P185" style:family="paragraph" style:parent-style-name="Standard">
      <style:paragraph-properties fo:text-align="start" style:justify-single-word="false" style:border-line-width-bottom="0.0047in 0.0047in 0.0047in" fo:padding="0.0291in" fo:border-left="none" fo:border-right="none" fo:border-top="none" fo:border-bottom="1.05pt double #000000" style:join-border="false"/>
      <style:text-properties fo:font-size="14pt" officeooo:rsid="003bd396" officeooo:paragraph-rsid="0031d4e1" style:font-size-asian="12.25pt" style:font-size-complex="14pt"/>
    </style:style>
    <style:style style:name="P186" style:family="paragraph" style:parent-style-name="Standard">
      <style:paragraph-properties fo:text-align="start" style:justify-single-word="false" style:border-line-width-bottom="0.0047in 0.0047in 0.0047in" fo:padding="0.0291in" fo:border-left="none" fo:border-right="none" fo:border-top="none" fo:border-bottom="1.05pt double #000000" style:join-border="false"/>
      <style:text-properties fo:font-size="14pt" officeooo:rsid="0064305e" officeooo:paragraph-rsid="00639f47" style:font-size-asian="12.25pt" style:font-size-complex="14pt"/>
    </style:style>
    <style:style style:name="P187" style:family="paragraph" style:parent-style-name="Standard">
      <style:paragraph-properties fo:text-align="start" style:justify-single-word="false"/>
      <style:text-properties officeooo:paragraph-rsid="00984abf"/>
    </style:style>
    <style:style style:name="P188" style:family="paragraph" style:parent-style-name="Standard">
      <style:paragraph-properties fo:text-align="start" style:justify-single-word="false"/>
      <style:text-properties fo:font-size="14pt" officeooo:rsid="002b738d" officeooo:paragraph-rsid="00984abf" style:font-size-asian="12.25pt" style:font-size-complex="14pt"/>
    </style:style>
    <style:style style:name="T1" style:family="text">
      <style:text-properties officeooo:rsid="000c9c42"/>
    </style:style>
    <style:style style:name="T2" style:family="text">
      <style:text-properties officeooo:rsid="000d7532"/>
    </style:style>
    <style:style style:name="T3" style:family="text">
      <style:text-properties officeooo:rsid="00106ad2"/>
    </style:style>
    <style:style style:name="T4" style:family="text">
      <style:text-properties officeooo:rsid="00117f30"/>
    </style:style>
    <style:style style:name="T5" style:family="text">
      <style:text-properties officeooo:rsid="00168e49"/>
    </style:style>
    <style:style style:name="T6" style:family="text">
      <style:text-properties officeooo:rsid="001c2c3b"/>
    </style:style>
    <style:style style:name="T7" style:family="text">
      <style:text-properties officeooo:rsid="001e2b91"/>
    </style:style>
    <style:style style:name="T8" style:family="text">
      <style:text-properties officeooo:rsid="001eaac6"/>
    </style:style>
    <style:style style:name="T9" style:family="text">
      <style:text-properties officeooo:rsid="00260a82"/>
    </style:style>
    <style:style style:name="T10" style:family="text">
      <style:text-properties officeooo:rsid="0027307b"/>
    </style:style>
    <style:style style:name="T11" style:family="text">
      <style:text-properties officeooo:rsid="00280e33"/>
    </style:style>
    <style:style style:name="T12" style:family="text">
      <style:text-properties officeooo:rsid="002859f6"/>
    </style:style>
    <style:style style:name="T13" style:family="text">
      <style:text-properties officeooo:rsid="002a1934"/>
    </style:style>
    <style:style style:name="T14" style:family="text">
      <style:text-properties officeooo:rsid="002c254c"/>
    </style:style>
    <style:style style:name="T15" style:family="text">
      <style:text-properties officeooo:rsid="002c6717"/>
    </style:style>
    <style:style style:name="T16" style:family="text">
      <style:text-properties officeooo:rsid="002db025"/>
    </style:style>
    <style:style style:name="T17" style:family="text">
      <style:text-properties officeooo:rsid="00300469"/>
    </style:style>
    <style:style style:name="T18" style:family="text">
      <style:text-properties officeooo:rsid="0031d4e1"/>
    </style:style>
    <style:style style:name="T19" style:family="text">
      <style:text-properties officeooo:rsid="0032cb73"/>
    </style:style>
    <style:style style:name="T20" style:family="text">
      <style:text-properties officeooo:rsid="00347754"/>
    </style:style>
    <style:style style:name="T21" style:family="text">
      <style:text-properties officeooo:rsid="00372a1a"/>
    </style:style>
    <style:style style:name="T22" style:family="text">
      <style:text-properties officeooo:rsid="0038c4a0"/>
    </style:style>
    <style:style style:name="T23" style:family="text">
      <style:text-properties officeooo:rsid="003b8a56"/>
    </style:style>
    <style:style style:name="T24" style:family="text">
      <style:text-properties officeooo:rsid="003bc63f"/>
    </style:style>
    <style:style style:name="T25" style:family="text">
      <style:text-properties officeooo:rsid="003cb959"/>
    </style:style>
    <style:style style:name="T26" style:family="text">
      <style:text-properties officeooo:rsid="003d913c"/>
    </style:style>
    <style:style style:name="T27" style:family="text">
      <style:text-properties officeooo:rsid="003dabf0"/>
    </style:style>
    <style:style style:name="T28" style:family="text">
      <style:text-properties officeooo:rsid="003e3bf1"/>
    </style:style>
    <style:style style:name="T29" style:family="text">
      <style:text-properties officeooo:rsid="003f256f"/>
    </style:style>
    <style:style style:name="T30" style:family="text">
      <style:text-properties officeooo:rsid="003f49f5"/>
    </style:style>
    <style:style style:name="T31" style:family="text">
      <style:text-properties officeooo:rsid="0041635d"/>
    </style:style>
    <style:style style:name="T32" style:family="text">
      <style:text-properties officeooo:rsid="0046c36c"/>
    </style:style>
    <style:style style:name="T33" style:family="text">
      <style:text-properties officeooo:rsid="0046cf74"/>
    </style:style>
    <style:style style:name="T34" style:family="text">
      <style:text-properties officeooo:rsid="0047590b"/>
    </style:style>
    <style:style style:name="T35" style:family="text">
      <style:text-properties officeooo:rsid="00496bbb"/>
    </style:style>
    <style:style style:name="T36" style:family="text">
      <style:text-properties officeooo:rsid="004c4d63"/>
    </style:style>
    <style:style style:name="T37" style:family="text">
      <style:text-properties officeooo:rsid="004cdf5b"/>
    </style:style>
    <style:style style:name="T38" style:family="text">
      <style:text-properties officeooo:rsid="004dfcdd"/>
    </style:style>
    <style:style style:name="T39" style:family="text">
      <style:text-properties officeooo:rsid="004eec89"/>
    </style:style>
    <style:style style:name="T40" style:family="text">
      <style:text-properties officeooo:rsid="0052c7f5"/>
    </style:style>
    <style:style style:name="T41" style:family="text">
      <style:text-properties officeooo:rsid="0052eb74"/>
    </style:style>
    <style:style style:name="T42" style:family="text">
      <style:text-properties officeooo:rsid="00537890"/>
    </style:style>
    <style:style style:name="T43" style:family="text">
      <style:text-properties officeooo:rsid="005567f3"/>
    </style:style>
    <style:style style:name="T44" style:family="text">
      <style:text-properties officeooo:rsid="00588a0a"/>
    </style:style>
    <style:style style:name="T45" style:family="text">
      <style:text-properties officeooo:rsid="0058f5a7"/>
    </style:style>
    <style:style style:name="T46" style:family="text">
      <style:text-properties fo:font-size="10pt" officeooo:rsid="006d4e22" style:font-size-asian="10pt" style:font-size-complex="10pt"/>
    </style:style>
    <style:style style:name="T47" style:family="text">
      <style:text-properties fo:font-size="10pt" officeooo:rsid="00849a79" style:font-size-asian="10pt" style:font-size-complex="10pt"/>
    </style:style>
    <style:style style:name="T48" style:family="text">
      <style:text-properties fo:font-size="10pt" officeooo:rsid="00853940" style:font-size-asian="10pt" style:font-size-complex="10pt"/>
    </style:style>
    <style:style style:name="T49" style:family="text">
      <style:text-properties fo:font-size="9.5pt" officeooo:rsid="005c7051" style:font-size-asian="9.5pt" style:font-size-complex="9.5pt"/>
    </style:style>
    <style:style style:name="T50" style:family="text">
      <style:text-properties officeooo:rsid="005e3f25"/>
    </style:style>
    <style:style style:name="T51" style:family="text">
      <style:text-properties officeooo:rsid="00610ce3"/>
    </style:style>
    <style:style style:name="T52" style:family="text">
      <style:text-properties officeooo:rsid="00629e94"/>
    </style:style>
    <style:style style:name="T53" style:family="text">
      <style:text-properties officeooo:rsid="00639f47"/>
    </style:style>
    <style:style style:name="T54" style:family="text">
      <style:text-properties officeooo:rsid="006827d5"/>
    </style:style>
    <style:style style:name="T55" style:family="text">
      <style:text-properties officeooo:rsid="0068cf8b"/>
    </style:style>
    <style:style style:name="T56" style:family="text">
      <style:text-properties officeooo:rsid="006a6c45"/>
    </style:style>
    <style:style style:name="T57" style:family="text">
      <style:text-properties fo:font-size="12pt" officeooo:rsid="006d4e22" style:font-size-asian="12pt" style:font-size-complex="12pt"/>
    </style:style>
    <style:style style:name="T58" style:family="text">
      <style:text-properties fo:font-size="12pt" officeooo:rsid="007d7e84" style:font-size-asian="12pt" style:font-size-complex="12pt"/>
    </style:style>
    <style:style style:name="T59" style:family="text">
      <style:text-properties fo:font-size="12pt" officeooo:rsid="00816bad" style:font-size-asian="12pt" style:font-size-complex="12pt"/>
    </style:style>
    <style:style style:name="T60" style:family="text">
      <style:text-properties officeooo:rsid="006df838"/>
    </style:style>
    <style:style style:name="T61" style:family="text">
      <style:text-properties officeooo:rsid="00716e63"/>
    </style:style>
    <style:style style:name="T62" style:family="text">
      <style:text-properties officeooo:rsid="00776f52"/>
    </style:style>
    <style:style style:name="T63" style:family="text">
      <style:text-properties officeooo:rsid="0078b010"/>
    </style:style>
    <style:style style:name="T64" style:family="text">
      <style:text-properties officeooo:rsid="00799457"/>
    </style:style>
    <style:style style:name="T65" style:family="text">
      <style:text-properties officeooo:rsid="007b4741"/>
    </style:style>
    <style:style style:name="T66" style:family="text">
      <style:text-properties officeooo:rsid="007d7e84"/>
    </style:style>
    <style:style style:name="T67" style:family="text">
      <style:text-properties officeooo:rsid="007e5ced"/>
    </style:style>
    <style:style style:name="T68" style:family="text">
      <style:text-properties officeooo:rsid="007f4e3d"/>
    </style:style>
    <style:style style:name="T69" style:family="text">
      <style:text-properties officeooo:rsid="0080dbd2"/>
    </style:style>
    <style:style style:name="T70" style:family="text">
      <style:text-properties officeooo:rsid="0083e83b"/>
    </style:style>
    <style:style style:name="T71" style:family="text">
      <style:text-properties officeooo:rsid="00849a79"/>
    </style:style>
    <style:style style:name="T72" style:family="text">
      <style:text-properties officeooo:rsid="008624ee"/>
    </style:style>
    <style:style style:name="T73" style:family="text">
      <style:text-properties officeooo:rsid="00873e2f"/>
    </style:style>
    <style:style style:name="T74" style:family="text">
      <style:text-properties officeooo:rsid="00894a8c"/>
    </style:style>
    <style:style style:name="T75" style:family="text">
      <style:text-properties officeooo:rsid="008b120a"/>
    </style:style>
    <style:style style:name="T76" style:family="text">
      <style:text-properties officeooo:rsid="008ce56d"/>
    </style:style>
    <style:style style:name="T77" style:family="text">
      <style:text-properties officeooo:rsid="008ebed2"/>
    </style:style>
    <style:style style:name="T78" style:family="text">
      <style:text-properties officeooo:rsid="009284d5"/>
    </style:style>
    <style:style style:name="T79" style:family="text">
      <style:text-properties officeooo:rsid="00939367"/>
    </style:style>
    <style:style style:name="T80" style:family="text">
      <style:text-properties officeooo:rsid="0096c986"/>
    </style:style>
    <style:style style:name="T81" style:family="text">
      <style:text-properties officeooo:rsid="0096cf42"/>
    </style:style>
    <style:style style:name="T82" style:family="text">
      <style:text-properties fo:font-variant="normal" fo:text-transform="none" fo:color="#3388dd" style:font-name="Helvetica Neue" fo:font-size="9.75pt" fo:letter-spacing="normal" fo:font-style="normal" style:text-underline-style="solid" style:text-underline-width="auto" style:text-underline-color="font-color" fo:font-weight="normal" loext:padding="0in" loext:border="none"/>
    </style:style>
    <style:style style:name="T83" style:family="text">
      <style:text-properties fo:font-variant="normal" fo:text-transform="none" fo:color="#800000" style:font-name="Helvetica Neue" fo:font-size="9.75pt" fo:letter-spacing="normal" fo:font-style="normal" style:text-underline-style="solid" style:text-underline-width="auto" style:text-underline-color="font-color" fo:font-weight="normal" loext:padding="0in" loext:border="none"/>
    </style:style>
    <style:style style:name="T84" style:family="text">
      <style:text-properties fo:font-variant="normal" fo:text-transform="none" fo:color="#800000" style:font-name="Helvetica Neue" fo:font-size="9.75pt" fo:letter-spacing="normal" fo:font-style="normal" style:text-underline-style="none" fo:font-weight="normal" loext:padding="0in" loext:border="none"/>
    </style:style>
    <style:style style:name="T85" style:family="text">
      <style:text-properties fo:font-variant="normal" fo:text-transform="none" fo:color="#800000" style:font-name="Liberation Serif" fo:font-size="9.75pt" fo:letter-spacing="normal" fo:font-style="normal" style:text-underline-style="none" fo:font-weight="normal" loext:padding="0in" loext:border="none"/>
    </style:style>
    <style:style style:name="T86" style:family="text">
      <style:text-properties fo:font-variant="normal" fo:text-transform="none" fo:color="#800000" style:font-name="Liberation Serif" fo:font-size="14pt" fo:letter-spacing="normal" fo:font-style="normal" style:text-underline-style="none" fo:font-weight="normal" style:font-size-asian="14pt" style:font-size-complex="14pt" loext:padding="0in" loext:border="none"/>
    </style:style>
    <style:style style:name="T87" style:family="text">
      <style:text-properties fo:font-variant="normal" fo:text-transform="none" fo:color="#000000" style:font-name="Liberation Serif" fo:font-size="14pt" fo:letter-spacing="normal" fo:font-style="normal" style:text-underline-style="none" fo:font-weight="normal" style:font-size-asian="14pt" style:font-size-complex="14pt" loext:padding="0in" loext:border="none"/>
    </style:style>
    <style:style style:name="T88" style:family="text">
      <style:text-properties fo:font-variant="normal" fo:text-transform="none" fo:color="#000000" style:font-name="Liberation Serif" fo:letter-spacing="normal" fo:font-style="normal" style:text-underline-style="none" fo:font-weight="normal" style:font-size-asian="14pt" loext:padding="0in" loext:border="none"/>
    </style:style>
    <style:style style:name="T89" style:family="text">
      <style:text-properties fo:font-size="18pt" officeooo:rsid="000c9c42" style:font-size-asian="18pt" style:font-size-complex="18pt"/>
    </style:style>
    <style:style style:name="T90" style:family="text">
      <style:text-properties fo:font-size="18pt" officeooo:rsid="0096c986" style:font-size-asian="18pt" style:font-size-complex="1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ST API Documentation for Backend</text:p>
      <text:p text:style-name="P1"/>
      <text:p text:style-name="P187"><text:span text:style-name="T89">BASE URL: </text:span><text:span text:style-name="T90">http://</text:span><text:a xlink:type="simple" xlink:href="https://us-west-1.console.aws.amazon.com/ec2/v2/home?region=us-west-1#Addresses:search=52.9.117.68;sort=publicIp" text:style-name="Internet_20_link" text:visited-style-name="Visited_20_Internet_20_Link"><text:span text:style-name="T87">52.9.117.68</text:span></text:a><text:span text:style-name="T90">:3002</text:span></text:p>
      <text:p text:style-name="P2"/>
      <text:p text:style-name="P167">Example Create class curl:</text:p>
      <text:p text:style-name="P188">Curl - curl -X POST "<text:a xlink:type="simple" xlink:href="http://l54.183.92.5:3002/createclass/283/Virtualization/1234" text:style-name="Internet_20_link" text:visited-style-name="Visited_20_Internet_20_Link">http://</text:a><text:a xlink:type="simple" xlink:href="https://us-west-1.console.aws.amazon.com/ec2/v2/home?region=us-west-1#Addresses:search=52.9.117.68;sort=publicIp" text:style-name="Internet_20_link" text:visited-style-name="Visited_20_Internet_20_Link"><text:span text:style-name="T88">52.9.117.68</text:span></text:a><text:a xlink:type="simple" xlink:href="http://l54.183.92.5:3002/createclass/283/Virtualization/1234" text:style-name="Internet_20_link" text:visited-style-name="Visited_20_Internet_20_Link">:3002/createclass/2</text:a><text:a xlink:type="simple" xlink:href="http://l54.183.92.5:3002/createclass/283/Virtualization/1234" text:style-name="Internet_20_link" text:visited-style-name="Visited_20_Internet_20_Link"><text:span text:style-name="T14">8</text:span></text:a><text:a xlink:type="simple" xlink:href="http://l54.183.92.5:3002/createclass/283/Virtualization/1234" text:style-name="Internet_20_link" text:visited-style-name="Visited_20_Internet_20_Link">3/Virtualization/</text:a><text:a xlink:type="simple" xlink:href="http://l54.183.92.5:3002/createclass/283/Virtualization/1234" text:style-name="Internet_20_link" text:visited-style-name="Visited_20_Internet_20_Link"><text:span text:style-name="T78">1234</text:span></text:a>"</text:p>
      <text:p text:style-name="P94"/>
      <text:p text:style-name="P158">Replace all instances of example.com and localhost with BASE URL</text:p>
      <text:p text:style-name="P3">The Backend API is split into 3 parts (3 files, 3 ports).</text:p>
      <text:p text:style-name="P3">Each part deals with particular databases.</text:p>
      <text:p text:style-name="P175"/>
      <text:p text:style-name="P3"/>
      <text:p text:style-name="P168">Files</text:p>
      <text:p text:style-name="P6"/>
      <text:p text:style-name="P7">StudentListDatabaseAPI.go runs on port - 300<text:span text:style-name="T2">0</text:span></text:p>
      <text:p text:style-name="P10">StudentProfileDatabaseAPI.go runs on port - 3001</text:p>
      <text:p text:style-name="P3">ClassAttendanceListAPI.<text:span text:style-name="T1">go runs in </text:span>port – 3002</text:p>
      <text:p text:style-name="P175"/>
      <text:p text:style-name="P3"/>
      <text:p text:style-name="P169">File – Database Relation</text:p>
      <text:p text:style-name="P11"/>
      <text:p text:style-name="P4">ClassAttendanceListAPI.<text:span text:style-name="T1">go deals with the following databases:</text:span></text:p>
      <text:p text:style-name="P11"><text:tab/>- classlist</text:p>
      <text:p text:style-name="P11"><text:tab/>- All auto generated databases</text:p>
      <text:p text:style-name="P4"/>
      <text:p text:style-name="P8">StudentListDatabaseAPI.<text:span text:style-name="T3">go </text:span>deals with the following databases:</text:p>
      <text:p text:style-name="P8"><text:tab/>- <text:span text:style-name="T3">studentlist</text:span></text:p>
      <text:p text:style-name="P8"/>
      <text:p text:style-name="P9"><text:span text:style-name="T2">StudentProfileDatabaseAPI</text:span>.<text:span text:style-name="T3">go </text:span>deals with the following databases:</text:p>
      <text:p text:style-name="P4"><text:tab/>- <text:span text:style-name="T4">studentprofile</text:span></text:p>
      <text:p text:style-name="P4"><text:tab/>- <text:span text:style-name="T4">bluetoothid</text:span></text:p>
      <text:p text:style-name="P4"><text:tab/>- <text:span text:style-name="T4">All auto generated databases</text:span></text:p>
      <text:p text:style-name="P4"/>
      <text:p text:style-name="P176"/>
      <text:p text:style-name="P184"/>
      <text:p text:style-name="P5"/>
      <text:p text:style-name="P4"/>
      <text:p text:style-name="P4"/>
      <text:p text:style-name="P4"/>
      <text:p text:style-name="P4"/>
      <text:p text:style-name="P4"><text:soft-page-break/></text:p>
      <text:p text:style-name="P170">Port 3000</text:p>
      <text:p text:style-name="P12"/>
      <text:p text:style-name="P12">API 1 – CreateClass</text:p>
      <text:p text:style-name="P24"/>
      <text:p text:style-name="P12">Description: </text:p>
      <text:p text:style-name="P42">This API enables you to create a new Class in classlist table. This should only be done by the school administration. <text:span text:style-name="T76">Inserting into this Database automatically creates a separate Database for every entry. These are the auto generated databases.</text:span></text:p>
      <text:p text:style-name="P42"/>
      <text:p text:style-name="P162">It will also populate the bluetoothid database <text:span text:style-name="T79">appropriately.</text:span></text:p>
      <text:p text:style-name="P25"/>
      <text:p text:style-name="P25"/>
      <text:p text:style-name="P26">Url - <text:s/><text:a xlink:type="simple" xlink:href="http://example.com:3002/createclass/:classid/:classname" text:style-name="Internet_20_link" text:visited-style-name="Visited_20_Internet_20_Link">http://example.com:3002/</text:a><text:a xlink:type="simple" xlink:href="http://example.com:3002/createclass/:classid/:classname" text:style-name="Internet_20_link" text:visited-style-name="Visited_20_Internet_20_Link"><text:span text:style-name="T5">createclass/:classid/:classname</text:span></text:a><text:span text:style-name="T5">:/bluetoothid</text:span></text:p>
      <text:p text:style-name="P26"/>
      <text:p text:style-name="P83">Curl - curl -X POST "http://localhost:3002/createclass/2<text:span text:style-name="T14">8</text:span>3/Virtualization/<text:span text:style-name="T78">1234</text:span>"</text:p>
      <text:p text:style-name="P26"/>
      <text:p text:style-name="P57">Method - GET</text:p>
      <text:p text:style-name="P57"/>
      <text:p text:style-name="P43">Variables - </text:p>
      <text:p text:style-name="P43">:classid – int</text:p>
      <text:p text:style-name="P43">:classname – string </text:p>
      <text:p text:style-name="P43">:<text:span text:style-name="T77">bluetoothid – string</text:span></text:p>
      <text:p text:style-name="P43"/>
      <text:p text:style-name="P57">Response:</text:p>
      <text:p text:style-name="P57">Body – Empty</text:p>
      <text:p text:style-name="P57"/>
      <text:p text:style-name="P57">Status : 200 OK</text:p>
      <text:p text:style-name="P57"/>
      <text:p text:style-name="P69">Error - None</text:p>
      <text:p text:style-name="P12"/>
      <text:p text:style-name="P179"/>
      <text:p text:style-name="P12"/>
      <text:p text:style-name="P12"/>
      <text:p text:style-name="P12"/>
      <text:p text:style-name="P13">API <text:span text:style-name="T9">2</text:span> – <text:span text:style-name="T6">Delete</text:span>Class</text:p>
      <text:p text:style-name="P27"/>
      <text:p text:style-name="P13">Description: </text:p>
      <text:p text:style-name="P27">This API enables you to <text:span text:style-name="T10">delete</text:span> a Class in classlist table. This should only be done by the school administration. <text:span text:style-name="T11">The auto generated table will be automatically deleted. Corresponding entries in bluetoothid database will also get deleted.</text:span></text:p>
      <text:p text:style-name="P27"><text:soft-page-break/></text:p>
      <text:p text:style-name="P27">Url - <text:s/><text:a xlink:type="simple" xlink:href="http://example.com:3002/deleteclass/:classid" text:style-name="Internet_20_link" text:visited-style-name="Visited_20_Internet_20_Link">http://example.com:3002/</text:a><text:a xlink:type="simple" xlink:href="http://example.com:3002/deleteclass/:classid" text:style-name="Internet_20_link" text:visited-style-name="Visited_20_Internet_20_Link"><text:span text:style-name="T7">deleteclass/:classid</text:span></text:a></text:p>
      <text:p text:style-name="P27"/>
      <text:p text:style-name="P83">Curl - curl -X <text:span text:style-name="T16">DELETE </text:span>"http://localhost:3002/deleteclass/2<text:span text:style-name="T15">8</text:span>3"</text:p>
      <text:p text:style-name="P27"/>
      <text:p text:style-name="P58">Method - <text:span text:style-name="T8">DELETE</text:span></text:p>
      <text:p text:style-name="P58"/>
      <text:p text:style-name="P44">Variables - </text:p>
      <text:p text:style-name="P44">:classid - int</text:p>
      <text:p text:style-name="P44"/>
      <text:p text:style-name="P58">Response: </text:p>
      <text:p text:style-name="P58">Body – Empty</text:p>
      <text:p text:style-name="P58"/>
      <text:p text:style-name="P58">Status : 200 OK</text:p>
      <text:p text:style-name="P58"/>
      <text:p text:style-name="P70">Error - None</text:p>
      <text:p text:style-name="P179"/>
      <text:p text:style-name="P12"/>
      <text:p text:style-name="P14">API <text:span text:style-name="T9">3</text:span> – <text:span text:style-name="T12">ClassAttendance</text:span></text:p>
      <text:p text:style-name="P28"/>
      <text:p text:style-name="P14">Description: </text:p>
      <text:p text:style-name="P81">This API gives you the list of students that are present in a class.</text:p>
      <text:p text:style-name="P28"/>
      <text:p text:style-name="P28">Url - <text:s/><text:a xlink:type="simple" xlink:href="http://example.com:3002/classattendance/:classid" text:style-name="Internet_20_link" text:visited-style-name="Visited_20_Internet_20_Link">http://example.com:3002/</text:a><text:a xlink:type="simple" xlink:href="http://example.com:3002/classattendance/:classid" text:style-name="Internet_20_link" text:visited-style-name="Visited_20_Internet_20_Link"><text:span text:style-name="T10">classattendance/:classid</text:span></text:a></text:p>
      <text:p text:style-name="P28"/>
      <text:p text:style-name="P85">Curl - curl -X <text:span text:style-name="T20">GET </text:span>"http://localhost:3002/<text:span text:style-name="T20">classattendance</text:span>/2<text:span text:style-name="T20">7</text:span>3"</text:p>
      <text:p text:style-name="P28"/>
      <text:p text:style-name="P59">Method - <text:span text:style-name="T13">GET</text:span></text:p>
      <text:p text:style-name="P59"/>
      <text:p text:style-name="P45">Variables - </text:p>
      <text:p text:style-name="P45">:classid - int</text:p>
      <text:p text:style-name="P45"/>
      <text:p text:style-name="P59">Response: </text:p>
      <text:p text:style-name="P59">Body - </text:p>
      <text:p text:style-name="P95">[{</text:p>
      <text:p text:style-name="P95"><text:tab/>"id": "44f5a9ca7b28013494043302c4002076",</text:p>
      <text:p text:style-name="P95"><text:tab/>"key": 5001,</text:p>
      <text:p text:style-name="P95"><text:tab/>"value": "kou"</text:p>
      <text:p text:style-name="P96">},</text:p>
      <text:p text:style-name="P96">{</text:p>
      <text:p text:style-name="P96"><text:tab/>"id": "44f5a9ca7b28013494043302c40<text:span text:style-name="T22">453</text:span>76",</text:p>
      <text:p text:style-name="P96"><text:tab/>"key": 500<text:span text:style-name="T21">2</text:span>,</text:p>
      <text:p text:style-name="P96"><text:soft-page-break/><text:tab/>"value": "<text:span text:style-name="T21">rav</text:span>"</text:p>
      <text:p text:style-name="P96">}]</text:p>
      <text:p text:style-name="P95"/>
      <text:p text:style-name="P95">Body Variables - </text:p>
      <text:p text:style-name="P95">id – <text:span text:style-name="T17">string – </text:span>document id </text:p>
      <text:p text:style-name="P95">key – <text:span text:style-name="T17">string – </text:span>student id</text:p>
      <text:p text:style-name="P95">value – <text:span text:style-name="T17">string – student name</text:span></text:p>
      <text:p text:style-name="P95"/>
      <text:p text:style-name="P59">Status : 200 OK</text:p>
      <text:p text:style-name="P59"/>
      <text:p text:style-name="P71">Error – None</text:p>
      <text:p text:style-name="P177"/>
      <text:p text:style-name="P71"/>
      <text:p text:style-name="P71"/>
      <text:p text:style-name="P15">API <text:span text:style-name="T18">4</text:span> – <text:span text:style-name="T18">ClearClassAttendance</text:span></text:p>
      <text:p text:style-name="P29"/>
      <text:p text:style-name="P15">Description: </text:p>
      <text:p text:style-name="P29">This API enables you to <text:span text:style-name="T19">clear the attendance list for a class once a class is over.</text:span></text:p>
      <text:p text:style-name="P29"/>
      <text:p text:style-name="P29">Url - <text:s/><text:a xlink:type="simple" xlink:href="http://example.com:3002/createclass/:classid/:classname" text:style-name="Internet_20_link" text:visited-style-name="Visited_20_Internet_20_Link">http://example.com:3002/</text:a><text:a xlink:type="simple" xlink:href="http://example.com:3002/createclass/:classid/:classname" text:style-name="Internet_20_link" text:visited-style-name="Visited_20_Internet_20_Link"><text:span text:style-name="T5">clearclassattendance/:classid</text:span></text:a></text:p>
      <text:p text:style-name="P29"/>
      <text:p text:style-name="P84">Curl - curl -X <text:span text:style-name="T23">DELETE</text:span> "http://localhost:3002/<text:span text:style-name="T24">clear</text:span>class<text:span text:style-name="T24">attendance</text:span>/2<text:span text:style-name="T14">8</text:span>3"</text:p>
      <text:p text:style-name="P29"/>
      <text:p text:style-name="P60">Method - <text:span text:style-name="T23">DELETE</text:span></text:p>
      <text:p text:style-name="P60"/>
      <text:p text:style-name="P46">Variables - </text:p>
      <text:p text:style-name="P46">:classid - int</text:p>
      <text:p text:style-name="P46"/>
      <text:p text:style-name="P60">Response:</text:p>
      <text:p text:style-name="P60">Body – Empty</text:p>
      <text:p text:style-name="P60"/>
      <text:p text:style-name="P60">Status : 200 OK</text:p>
      <text:p text:style-name="P60"/>
      <text:p text:style-name="P72">Error – None</text:p>
      <text:p text:style-name="P185"/>
      <text:p text:style-name="P103"/>
      <text:p text:style-name="P103"/>
      <text:p text:style-name="P103"/>
      <text:p text:style-name="P103"/>
      <text:p text:style-name="P103"/>
      <text:p text:style-name="P103"/>
      <text:p text:style-name="P103"><text:soft-page-break/></text:p>
      <text:p text:style-name="P103"/>
      <text:p text:style-name="P171">PORT 3000</text:p>
      <text:p text:style-name="P16">API <text:span text:style-name="T25">1</text:span> – <text:span text:style-name="T25">StudentName</text:span></text:p>
      <text:p text:style-name="P30"/>
      <text:p text:style-name="P16">Description: </text:p>
      <text:p text:style-name="P82">This API gives you <text:span text:style-name="T26">the name of a student gives his/her student id</text:span>.</text:p>
      <text:p text:style-name="P30"/>
      <text:p text:style-name="P31">Url - <text:s/><text:a xlink:type="simple" xlink:href="http://example.com:3002/classattendance/:classid" text:style-name="Internet_20_link" text:visited-style-name="Visited_20_Internet_20_Link">http://example.com:300</text:a><text:a xlink:type="simple" xlink:href="http://example.com:3002/classattendance/:classid" text:style-name="Internet_20_link" text:visited-style-name="Visited_20_Internet_20_Link"><text:span text:style-name="T27">0</text:span></text:a><text:a xlink:type="simple" xlink:href="http://example.com:3002/classattendance/:classid" text:style-name="Internet_20_link" text:visited-style-name="Visited_20_Internet_20_Link">/</text:a><text:a xlink:type="simple" xlink:href="http://example.com:3002/classattendance/:classid" text:style-name="Internet_20_link" text:visited-style-name="Visited_20_Internet_20_Link"><text:span text:style-name="T27">studentname/:s</text:span></text:a><text:span text:style-name="T27">tudentid</text:span></text:p>
      <text:p text:style-name="P30"/>
      <text:p text:style-name="P86">Curl - <text:span text:style-name="T27">curl -X GET "http://localhost:3000/studentname/5001"</text:span></text:p>
      <text:p text:style-name="P30"/>
      <text:p text:style-name="P61">Method - <text:span text:style-name="T13">GET</text:span></text:p>
      <text:p text:style-name="P61"/>
      <text:p text:style-name="P47">Variables - </text:p>
      <text:p text:style-name="P49">:<text:a xlink:type="simple" xlink:href="http://example.com:3002/classattendance/:classid" text:style-name="Internet_20_link" text:visited-style-name="Visited_20_Internet_20_Link"><text:span text:style-name="T27">s</text:span></text:a><text:span text:style-name="T27">tudentid</text:span> - int</text:p>
      <text:p text:style-name="P47"/>
      <text:p text:style-name="P61">Response: </text:p>
      <text:p text:style-name="P61">Body - </text:p>
      <text:p text:style-name="P104">{</text:p>
      <text:p text:style-name="P104"><text:tab/>"id": "44f5a9ca7b28013494043302c4002076",</text:p>
      <text:p text:style-name="P104"><text:tab/>"key": 5001,</text:p>
      <text:p text:style-name="P104"><text:tab/>"value": "kou"</text:p>
      <text:p text:style-name="P104">}</text:p>
      <text:p text:style-name="P97"/>
      <text:p text:style-name="P97">Body Variables - </text:p>
      <text:p text:style-name="P97">id – <text:span text:style-name="T17">string – </text:span>document id </text:p>
      <text:p text:style-name="P97">key – <text:span text:style-name="T17">string – </text:span>student id</text:p>
      <text:p text:style-name="P97">value – <text:span text:style-name="T17">string – student name</text:span></text:p>
      <text:p text:style-name="P97"/>
      <text:p text:style-name="P61">Status : 200 OK</text:p>
      <text:p text:style-name="P61"/>
      <text:p text:style-name="P73">Error – None</text:p>
      <text:p text:style-name="P178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><text:soft-page-break/></text:p>
      <text:p text:style-name="P17">API <text:span text:style-name="T28">2</text:span> – <text:span text:style-name="T29">CheckStudentValid</text:span></text:p>
      <text:p text:style-name="P32"/>
      <text:p text:style-name="P17">Description: </text:p>
      <text:p text:style-name="P105">This API tells you if a student is a valid student or not. Ie, if the college recognizes the student as <text:span text:style-name="T31">existent (if studentid exists in studentlist database).</text:span></text:p>
      <text:p text:style-name="P32"/>
      <text:p text:style-name="P33">Url - <text:s/><text:a xlink:type="simple" xlink:href="http://example.com:3002/classattendance/:classid" text:style-name="Internet_20_link" text:visited-style-name="Visited_20_Internet_20_Link">http://example.com:300</text:a><text:a xlink:type="simple" xlink:href="http://example.com:3002/classattendance/:classid" text:style-name="Internet_20_link" text:visited-style-name="Visited_20_Internet_20_Link"><text:span text:style-name="T27">0</text:span></text:a><text:a xlink:type="simple" xlink:href="http://example.com:3002/classattendance/:classid" text:style-name="Internet_20_link" text:visited-style-name="Visited_20_Internet_20_Link">/</text:a><text:a xlink:type="simple" xlink:href="http://example.com:3002/classattendance/:classid" text:style-name="Internet_20_link" text:visited-style-name="Visited_20_Internet_20_Link"><text:span text:style-name="T30">checkstudentvalid/:s</text:span></text:a><text:span text:style-name="T30">tudentid</text:span></text:p>
      <text:p text:style-name="P32"/>
      <text:p text:style-name="P87">Curl - <text:span text:style-name="T30">curl -X GET "http://localhost:3000/checkstudentvalid/5001"</text:span></text:p>
      <text:p text:style-name="P32"/>
      <text:p text:style-name="P62">Method - <text:span text:style-name="T13">GET</text:span></text:p>
      <text:p text:style-name="P62"/>
      <text:p text:style-name="P48">Variables - </text:p>
      <text:p text:style-name="P50">:<text:a xlink:type="simple" xlink:href="http://example.com:3002/classattendance/:classid" text:style-name="Internet_20_link" text:visited-style-name="Visited_20_Internet_20_Link"><text:span text:style-name="T30">s</text:span></text:a><text:span text:style-name="T30">tudentid</text:span> - int</text:p>
      <text:p text:style-name="P48"/>
      <text:p text:style-name="P62">Response: </text:p>
      <text:p text:style-name="P62">Body - </text:p>
      <text:p text:style-name="P106">{</text:p>
      <text:p text:style-name="P106"><text:tab/>"status":"yes"</text:p>
      <text:p text:style-name="P106">}</text:p>
      <text:p text:style-name="P98"/>
      <text:p text:style-name="P98">Body Variables - </text:p>
      <text:p text:style-name="P114">status – string – Student is Valid</text:p>
      <text:p text:style-name="P114"/>
      <text:p text:style-name="P62">Status : 200 OK</text:p>
      <text:p text:style-name="P62"/>
      <text:p text:style-name="P74">Error -</text:p>
      <text:p text:style-name="P107">{</text:p>
      <text:p text:style-name="P107"><text:tab/>"status":"<text:span text:style-name="T32">no</text:span>"</text:p>
      <text:p text:style-name="P107">}</text:p>
      <text:p text:style-name="P107"/>
      <text:p text:style-name="P118">Error Variables - </text:p>
      <text:p text:style-name="P118">status – string – If “no” student is invalid</text:p>
      <text:p text:style-name="P180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><text:soft-page-break/></text:p>
      <text:p text:style-name="P18">API <text:span text:style-name="T34">3</text:span> – <text:span text:style-name="T34">StudentEnrolled</text:span></text:p>
      <text:p text:style-name="P34"/>
      <text:p text:style-name="P18">Description: </text:p>
      <text:p text:style-name="P126">Given a studentid, it returns all the classid of all the subjects the student has registered to</text:p>
      <text:p text:style-name="P34"/>
      <text:p text:style-name="P35">Url - <text:s/><text:a xlink:type="simple" xlink:href="http://example.com:3002/classattendance/:classid" text:style-name="Internet_20_link" text:visited-style-name="Visited_20_Internet_20_Link">http://example.com:300</text:a><text:a xlink:type="simple" xlink:href="http://example.com:3002/classattendance/:classid" text:style-name="Internet_20_link" text:visited-style-name="Visited_20_Internet_20_Link"><text:span text:style-name="T27">0</text:span></text:a><text:a xlink:type="simple" xlink:href="http://example.com:3002/classattendance/:classid" text:style-name="Internet_20_link" text:visited-style-name="Visited_20_Internet_20_Link">/</text:a><text:a xlink:type="simple" xlink:href="http://example.com:3002/classattendance/:classid" text:style-name="Internet_20_link" text:visited-style-name="Visited_20_Internet_20_Link"><text:span text:style-name="T35">studentenrolled/:s</text:span></text:a><text:span text:style-name="T35">tudentid</text:span></text:p>
      <text:p text:style-name="P34"/>
      <text:p text:style-name="P88">Curl - <text:span text:style-name="T35">curl -X GET "http://localhost:3000/studentenrolled/5001"</text:span></text:p>
      <text:p text:style-name="P34"/>
      <text:p text:style-name="P63">Method - <text:span text:style-name="T13">GET</text:span></text:p>
      <text:p text:style-name="P63"/>
      <text:p text:style-name="P51">Variables - </text:p>
      <text:p text:style-name="P51">:<text:a xlink:type="simple" xlink:href="http://example.com:3002/classattendance/:classid" text:style-name="Internet_20_link" text:visited-style-name="Visited_20_Internet_20_Link"><text:span text:style-name="T30">s</text:span></text:a><text:span text:style-name="T30">tudentid</text:span> - int</text:p>
      <text:p text:style-name="P51"/>
      <text:p text:style-name="P63">Response: </text:p>
      <text:p text:style-name="P63">Body - </text:p>
      <text:p text:style-name="P127">{</text:p>
      <text:p text:style-name="P127"><text:tab/>"id": "44f5a9ca7b28013494043302c4002076",</text:p>
      <text:p text:style-name="P127"><text:tab/>"key": 5001,</text:p>
      <text:p text:style-name="P127"><text:tab/>"value": [273, 283]</text:p>
      <text:p text:style-name="P127">}</text:p>
      <text:p text:style-name="P99"/>
      <text:p text:style-name="P99">Body Variables - </text:p>
      <text:p text:style-name="P100">id – <text:span text:style-name="T17">string – </text:span>document id </text:p>
      <text:p text:style-name="P100">key – <text:span text:style-name="T36">int – </text:span>student id</text:p>
      <text:p text:style-name="P100">value – <text:span text:style-name="T37">[]int – List of classes student has registered for</text:span></text:p>
      <text:p text:style-name="P100"/>
      <text:p text:style-name="P63">Status : 200 OK</text:p>
      <text:p text:style-name="P63"/>
      <text:p text:style-name="P75">Error -</text:p>
      <text:p text:style-name="P128">No Error</text:p>
      <text:p text:style-name="P128"/>
      <text:p text:style-name="P181"/>
      <text:p text:style-name="P128"/>
      <text:p text:style-name="P128"/>
      <text:p text:style-name="P128"/>
      <text:p text:style-name="P128"/>
      <text:p text:style-name="P128"/>
      <text:p text:style-name="P128"/>
      <text:p text:style-name="P19"/>
      <text:p text:style-name="P19"/>
      <text:p text:style-name="P19"><text:soft-page-break/>API <text:span text:style-name="T38">4</text:span> – <text:span text:style-name="T38">AllStudent</text:span></text:p>
      <text:p text:style-name="P36"/>
      <text:p text:style-name="P19">Description: </text:p>
      <text:p text:style-name="P130">Gives a list of all students that are enrolled in college.</text:p>
      <text:p text:style-name="P36"/>
      <text:p text:style-name="P37">Url - <text:s/><text:a xlink:type="simple" xlink:href="http://example.com:3002/classattendance/:classid" text:style-name="Internet_20_link" text:visited-style-name="Visited_20_Internet_20_Link">http://example.com:300</text:a><text:a xlink:type="simple" xlink:href="http://example.com:3002/classattendance/:classid" text:style-name="Internet_20_link" text:visited-style-name="Visited_20_Internet_20_Link"><text:span text:style-name="T27">0</text:span></text:a><text:a xlink:type="simple" xlink:href="http://example.com:3002/classattendance/:classid" text:style-name="Internet_20_link" text:visited-style-name="Visited_20_Internet_20_Link">/</text:a><text:a xlink:type="simple" xlink:href="http://example.com:3002/classattendance/:classid" text:style-name="Internet_20_link" text:visited-style-name="Visited_20_Internet_20_Link"><text:span text:style-name="T39">allstudent</text:span></text:a></text:p>
      <text:p text:style-name="P36"/>
      <text:p text:style-name="P89">Curl - <text:span text:style-name="T39">curl -X GET "http://localhost:3000/allstudent"</text:span></text:p>
      <text:p text:style-name="P36"/>
      <text:p text:style-name="P64">Method - <text:span text:style-name="T13">GET</text:span></text:p>
      <text:p text:style-name="P64"/>
      <text:p text:style-name="P52">Variables - </text:p>
      <text:p text:style-name="P131">None</text:p>
      <text:p text:style-name="P52"/>
      <text:p text:style-name="P64">Response: </text:p>
      <text:p text:style-name="P64">Body - </text:p>
      <text:p text:style-name="P132">{</text:p>
      <text:p text:style-name="P132"><text:tab/>"total_rows": 3,</text:p>
      <text:p text:style-name="P132"><text:tab/>"offset": 0,</text:p>
      <text:p text:style-name="P132"><text:tab/>"rows": [{</text:p>
      <text:p text:style-name="P132"><text:tab/><text:tab/>"id": "44f5a9ca7b28013494043302c4002076",</text:p>
      <text:p text:style-name="P132"><text:tab/><text:tab/>"key": 5001,</text:p>
      <text:p text:style-name="P132"><text:tab/><text:tab/>"value": "kou"</text:p>
      <text:p text:style-name="P132"><text:tab/>}, {</text:p>
      <text:p text:style-name="P132"><text:tab/><text:tab/>"id": "44f5a9ca7b28013494043302c4011959",</text:p>
      <text:p text:style-name="P132"><text:tab/><text:tab/>"key": 5002,</text:p>
      <text:p text:style-name="P132"><text:tab/><text:tab/>"value": "Rav"</text:p>
      <text:p text:style-name="P132"><text:tab/>}, {</text:p>
      <text:p text:style-name="P132"><text:tab/><text:tab/>"id": "44f5a9ca7b28013494043302c401290a",</text:p>
      <text:p text:style-name="P132"><text:tab/><text:tab/>"key": 5003,</text:p>
      <text:p text:style-name="P132"><text:tab/><text:tab/>"value": "Ish"</text:p>
      <text:p text:style-name="P132"><text:tab/>}]</text:p>
      <text:p text:style-name="P132">}</text:p>
      <text:p text:style-name="P101"/>
      <text:p text:style-name="P101">Body Variables - </text:p>
      <text:p text:style-name="P132">total_rows – int – Total number of students</text:p>
      <text:p text:style-name="P132">offset – int – Pagination Offset</text:p>
      <text:p text:style-name="P101">id – <text:span text:style-name="T17">string – D</text:span>ocument <text:span text:style-name="T40">I</text:span>d </text:p>
      <text:p text:style-name="P101">key – <text:span text:style-name="T36">int – S</text:span>tudent <text:span text:style-name="T40">I</text:span>d</text:p>
      <text:p text:style-name="P101">value – <text:span text:style-name="T40">string – Student Name</text:span></text:p>
      <text:p text:style-name="P101"/>
      <text:p text:style-name="P64">Status : 200 OK</text:p>
      <text:p text:style-name="P64"><text:soft-page-break/></text:p>
      <text:p text:style-name="P76">Error -</text:p>
      <text:p text:style-name="P129">No Error</text:p>
      <text:p text:style-name="P182"/>
      <text:p text:style-name="P129"/>
      <text:p text:style-name="P129"/>
      <text:p text:style-name="P20">API <text:span text:style-name="T41">5</text:span> – <text:span text:style-name="T42">AddStudent</text:span></text:p>
      <text:p text:style-name="P38"/>
      <text:p text:style-name="P20">Description: </text:p>
      <text:p text:style-name="P134">This API allows the college administration to add a new student to be a part of college.</text:p>
      <text:p text:style-name="P38"/>
      <text:p text:style-name="P38">Url - <text:s/><text:a xlink:type="simple" xlink:href="http://example.com:3000/addstudent" text:style-name="Internet_20_link" text:visited-style-name="Visited_20_Internet_20_Link">http://example.com:300</text:a><text:a xlink:type="simple" xlink:href="http://example.com:3000/addstudent" text:style-name="Internet_20_link" text:visited-style-name="Visited_20_Internet_20_Link"><text:span text:style-name="T27">0</text:span></text:a><text:a xlink:type="simple" xlink:href="http://example.com:3000/addstudent" text:style-name="Internet_20_link" text:visited-style-name="Visited_20_Internet_20_Link">/</text:a><text:a xlink:type="simple" xlink:href="http://example.com:3000/addstudent" text:style-name="Internet_20_link" text:visited-style-name="Visited_20_Internet_20_Link"><text:span text:style-name="T43">addstudent</text:span></text:a></text:p>
      <text:p text:style-name="P38"/>
      <text:p text:style-name="P90">Curl - <text:span text:style-name="T49">curl -X POST "http://localhost:3000/addstudent" -d '{"studentid": 5004,"regclasses": [273, 283],"studentname": "Situ"}'</text:span></text:p>
      <text:p text:style-name="P38"/>
      <text:p text:style-name="P137">Request Body - </text:p>
      <text:p text:style-name="P137">{</text:p>
      <text:p text:style-name="P137"><text:tab/>"studentid": "5004",</text:p>
      <text:p text:style-name="P137"><text:tab/>"regclasses": [273, 283],</text:p>
      <text:p text:style-name="P137"><text:tab/>"studentname": "Situ"</text:p>
      <text:p text:style-name="P137">}</text:p>
      <text:p text:style-name="P137"/>
      <text:p text:style-name="P137">Request Body Variables -</text:p>
      <text:p text:style-name="P133"><text:span text:style-name="T43">studentid</text:span> – int – <text:span text:style-name="T44">Unique Id of student</text:span></text:p>
      <text:p text:style-name="P133"><text:span text:style-name="T43">regclasses</text:span> – <text:span text:style-name="T43">[]</text:span>int – <text:span text:style-name="T45">List of classes tudent has registered</text:span></text:p>
      <text:p text:style-name="P102"><text:span text:style-name="T43">studentname</text:span> – <text:span text:style-name="T17">string – Student name</text:span> </text:p>
      <text:p text:style-name="P174"/>
      <text:p text:style-name="P38"/>
      <text:p text:style-name="P65">Method - <text:span text:style-name="T50">POST</text:span></text:p>
      <text:p text:style-name="P65"/>
      <text:p text:style-name="P53">Variables - </text:p>
      <text:p text:style-name="P138">None</text:p>
      <text:p text:style-name="P53"/>
      <text:p text:style-name="P65">Response: </text:p>
      <text:p text:style-name="P65">Body - </text:p>
      <text:p text:style-name="P142">None</text:p>
      <text:p text:style-name="P115"/>
      <text:p text:style-name="P65">Status : 20<text:span text:style-name="T51">1</text:span> <text:span text:style-name="T51">CREATED</text:span></text:p>
      <text:p text:style-name="P65"/>
      <text:p text:style-name="P77">Error -</text:p>
      <text:p text:style-name="P108">{</text:p>
      <text:p text:style-name="P109"><text:tab/><text:span text:style-name="T52">"error":"Json not correct"</text:span></text:p>
      <text:p text:style-name="P108"><text:soft-page-break/>}</text:p>
      <text:p text:style-name="P108"/>
      <text:p text:style-name="P119">Error Variables - </text:p>
      <text:p text:style-name="P120"><text:span text:style-name="T52">error</text:span> – string – If “<text:span text:style-name="T52">Json not correct</text:span>”, <text:span text:style-name="T53">then <text:s/>Json not correct</text:span></text:p>
      <text:p text:style-name="P186"/>
      <text:p text:style-name="P143"/>
      <text:p text:style-name="P172">PORT 3001</text:p>
      <text:p text:style-name="P172"/>
      <text:p text:style-name="P21">API <text:span text:style-name="T54">1</text:span> – <text:span text:style-name="T54">RegisterStudent</text:span></text:p>
      <text:p text:style-name="P39"/>
      <text:p text:style-name="P21">Description: </text:p>
      <text:p text:style-name="P135">This API allows <text:span text:style-name="T55">a valid student(id must be in studentlist DB) to register/ sign up using an android app/client. The student must provide their student id and password while signing up.</text:span></text:p>
      <text:p text:style-name="P135"/>
      <text:p text:style-name="P146">In the response, you will get deviceid and the list of BLE uuids (corresponding to classes the student has registered) that the app/client has to keep track of.</text:p>
      <text:p text:style-name="P146"/>
      <text:p text:style-name="P146">The deviceid has to be sent to the server everytime a student wants to mark himself/herself present. The BLE uuids help the mobile client to filter out only the BLE chips corresponding to the classes the student has registered for. </text:p>
      <text:p text:style-name="P146"/>
      <text:p text:style-name="P147">The password has to be resent again with a delete request to delete the student record.</text:p>
      <text:p text:style-name="P39"/>
      <text:p text:style-name="P39">Url - <text:s/><text:a xlink:type="simple" xlink:href="http://example.com:3001/registerstudent/:studentid/:password" text:style-name="Internet_20_link" text:visited-style-name="Visited_20_Internet_20_Link">http://example.com:300</text:a><text:a xlink:type="simple" xlink:href="http://example.com:3001/registerstudent/:studentid/:password" text:style-name="Internet_20_link" text:visited-style-name="Visited_20_Internet_20_Link"><text:span text:style-name="T56">1</text:span></text:a><text:a xlink:type="simple" xlink:href="http://example.com:3001/registerstudent/:studentid/:password" text:style-name="Internet_20_link" text:visited-style-name="Visited_20_Internet_20_Link">/</text:a><text:a xlink:type="simple" xlink:href="http://example.com:3001/registerstudent/:studentid/:password" text:style-name="Internet_20_link" text:visited-style-name="Visited_20_Internet_20_Link"><text:span text:style-name="T56">registerstudent/:studentid/:password</text:span></text:a></text:p>
      <text:p text:style-name="P39"/>
      <text:p text:style-name="P91">Curl - <text:span text:style-name="T57">curl -X POST "http://localhost:3001/registerstudent/5004/swag"</text:span></text:p>
      <text:p text:style-name="P39"/>
      <text:p text:style-name="P66">Method - <text:span text:style-name="T50">POST</text:span></text:p>
      <text:p text:style-name="P66"/>
      <text:p text:style-name="P54">Variables - </text:p>
      <text:p text:style-name="P139">:<text:span text:style-name="T60">studentid – int</text:span></text:p>
      <text:p text:style-name="P139">:<text:span text:style-name="T60">password – string</text:span></text:p>
      <text:p text:style-name="P54"/>
      <text:p text:style-name="P66">Response: </text:p>
      <text:p text:style-name="P66">Body - </text:p>
      <text:p text:style-name="P173">{</text:p>
      <text:p text:style-name="P173"><text:tab/>"deviceid": "907d15d2486721382398768db0000c01",</text:p>
      <text:p text:style-name="P173"><text:tab/>"bluetoothids": [“1234”, “123456”]</text:p>
      <text:p text:style-name="P173">}</text:p>
      <text:p text:style-name="P116"/>
      <text:p text:style-name="P148">Response Variables - </text:p>
      <text:p text:style-name="P148"><text:soft-page-break/>deviceid – string – The unique device id that is supposed to be stored by client</text:p>
      <text:p text:style-name="P148">bluetoothids - []<text:span text:style-name="T61">string – List of BLE chip's uuid to keep track of</text:span></text:p>
      <text:p text:style-name="P148"/>
      <text:p text:style-name="P66">Status : 20<text:span text:style-name="T51">1</text:span> <text:span text:style-name="T51">CREATED</text:span></text:p>
      <text:p text:style-name="P66"/>
      <text:p text:style-name="P78">Error -</text:p>
      <text:p text:style-name="P110">{</text:p>
      <text:p text:style-name="P163"><text:tab/>"error":"Already Registered"</text:p>
      <text:p text:style-name="P110">}</text:p>
      <text:p text:style-name="P151">or</text:p>
      <text:p text:style-name="P151">{</text:p>
      <text:p text:style-name="P111"><text:tab/>“<text:span text:style-name="T62">error</text:span>”:”<text:span text:style-name="T62">Not Valid Student</text:span>”</text:p>
      <text:p text:style-name="P151">}</text:p>
      <text:p text:style-name="P110"/>
      <text:p text:style-name="P121">Error Variables - </text:p>
      <text:p text:style-name="P122"><text:span text:style-name="T52">error</text:span> – string – If “<text:span text:style-name="T62">Already Registered</text:span>”, <text:span text:style-name="T53">then <text:s/>Already Registered</text:span></text:p>
      <text:p text:style-name="P151"><text:tab/><text:tab/> <text:s/><text:span text:style-name="T33">–</text:span> <text:s/><text:span text:style-name="T33">If “</text:span>Not Valid Student<text:span text:style-name="T33">”, then <text:s/></text:span>Not Valid Student</text:p>
      <text:p text:style-name="P143"/>
      <text:p text:style-name="P183"/>
      <text:p text:style-name="P143"/>
      <text:p text:style-name="P143"/>
      <text:p text:style-name="P22">API <text:span text:style-name="T63">2</text:span> – <text:span text:style-name="T63">DeleteStudent</text:span></text:p>
      <text:p text:style-name="P40"/>
      <text:p text:style-name="P22">Description: </text:p>
      <text:p text:style-name="P136">This API allows <text:span text:style-name="T64">to delete the record of an already registered student in the Database.</text:span></text:p>
      <text:p text:style-name="P152">The student also has to provide the password <text:span text:style-name="T65">used</text:span> during sign up.</text:p>
      <text:p text:style-name="P40"/>
      <text:p text:style-name="P40">Url - <text:s/><text:a xlink:type="simple" xlink:href="http://example.com:3001/registerstudent/:studentid/:password" text:style-name="Internet_20_link" text:visited-style-name="Visited_20_Internet_20_Link">http://example.com:300</text:a><text:a xlink:type="simple" xlink:href="http://example.com:3001/registerstudent/:studentid/:password" text:style-name="Internet_20_link" text:visited-style-name="Visited_20_Internet_20_Link"><text:span text:style-name="T56">1</text:span></text:a><text:a xlink:type="simple" xlink:href="http://example.com:3001/registerstudent/:studentid/:password" text:style-name="Internet_20_link" text:visited-style-name="Visited_20_Internet_20_Link">/</text:a><text:a xlink:type="simple" xlink:href="http://example.com:3001/registerstudent/:studentid/:password" text:style-name="Internet_20_link" text:visited-style-name="Visited_20_Internet_20_Link"><text:span text:style-name="T66">deletestudent/:studentid/:password</text:span></text:a></text:p>
      <text:p text:style-name="P40"/>
      <text:p text:style-name="P92">Curl - <text:span text:style-name="T57">curl -X </text:span><text:span text:style-name="T59">DELETE</text:span><text:span text:style-name="T57">"http://localhost:3001/</text:span><text:span text:style-name="T58">delete</text:span><text:span text:style-name="T57">student/5004/swag"</text:span></text:p>
      <text:p text:style-name="P40"/>
      <text:p text:style-name="P67">Method - <text:span text:style-name="T67">DELETE</text:span></text:p>
      <text:p text:style-name="P67"/>
      <text:p text:style-name="P55">Variables - </text:p>
      <text:p text:style-name="P140">:<text:span text:style-name="T60">studentid – int</text:span></text:p>
      <text:p text:style-name="P140">:<text:span text:style-name="T60">password – string</text:span></text:p>
      <text:p text:style-name="P55"/>
      <text:p text:style-name="P67">Response: </text:p>
      <text:p text:style-name="P67">Body - </text:p>
      <text:p text:style-name="P164">None</text:p>
      <text:p text:style-name="P117"/>
      <text:p text:style-name="P149"/>
      <text:p text:style-name="P67"><text:soft-page-break/>Status : 20<text:span text:style-name="T68">0</text:span> <text:span text:style-name="T68">OK</text:span></text:p>
      <text:p text:style-name="P67"/>
      <text:p text:style-name="P79">Error -</text:p>
      <text:p text:style-name="P153">{</text:p>
      <text:p text:style-name="P153"><text:tab/>"error":"Student does not exist"</text:p>
      <text:p text:style-name="P153">}</text:p>
      <text:p text:style-name="P112"/>
      <text:p text:style-name="P123">Error Variables - </text:p>
      <text:p text:style-name="P124"><text:span text:style-name="T52">error</text:span> – string – If “<text:span text:style-name="T69">Student does not exist</text:span>”, <text:span text:style-name="T53">then <text:s text:c="2"/>Student does not exist.</text:span></text:p>
      <text:p text:style-name="P144"/>
      <text:p text:style-name="P183"/>
      <text:p text:style-name="P143"/>
      <text:p text:style-name="P143"/>
      <text:p text:style-name="P23">API <text:span text:style-name="T70">3</text:span> – <text:span text:style-name="T70">MarkPresent</text:span></text:p>
      <text:p text:style-name="P41"/>
      <text:p text:style-name="P23">Description: </text:p>
      <text:p text:style-name="P159">This API allows a student to mark himself/herself present for a particular class. The unique deviceid generated during the register process has to be sent along with this request to prevent proxying and provide authentication. </text:p>
      <text:p text:style-name="P159"/>
      <text:p text:style-name="P166">The student has to be a valid student and has to be registered.</text:p>
      <text:p text:style-name="P41"/>
      <text:p text:style-name="P41">Url - <text:s/><text:a xlink:type="simple" xlink:href="http://example.com:3001/registerstudent/:studentid/:password" text:style-name="Internet_20_link" text:visited-style-name="Visited_20_Internet_20_Link">http://example.com:300</text:a><text:a xlink:type="simple" xlink:href="http://example.com:3001/registerstudent/:studentid/:password" text:style-name="Internet_20_link" text:visited-style-name="Visited_20_Internet_20_Link"><text:span text:style-name="T56">1</text:span></text:a><text:a xlink:type="simple" xlink:href="http://example.com:3001/registerstudent/:studentid/:password" text:style-name="Internet_20_link" text:visited-style-name="Visited_20_Internet_20_Link">/</text:a><text:a xlink:type="simple" xlink:href="http://example.com:3001/registerstudent/:studentid/:password" text:style-name="Internet_20_link" text:visited-style-name="Visited_20_Internet_20_Link"><text:span text:style-name="T71">markpresent/:studentid/:</text:span></text:a><text:span text:style-name="T71">deviceid/:classid</text:span></text:p>
      <text:p text:style-name="P41"/>
      <text:p text:style-name="P93">Curl - <text:span text:style-name="T46">curl -X </text:span><text:span text:style-name="T48">POST </text:span><text:span text:style-name="T46">"http://localhost:3001/</text:span><text:span text:style-name="T47">markpresent</text:span><text:span text:style-name="T46">/500</text:span><text:span text:style-name="T47">4</text:span><text:span text:style-name="T46">/</text:span><text:span text:style-name="T48">907d15d2486721382398768db00022d0/273</text:span><text:span text:style-name="T46">"</text:span></text:p>
      <text:p text:style-name="P41"/>
      <text:p text:style-name="P68">Method - <text:span text:style-name="T72">POST</text:span></text:p>
      <text:p text:style-name="P68"/>
      <text:p text:style-name="P56">Variables - </text:p>
      <text:p text:style-name="P141">:<text:span text:style-name="T60">studentid – int</text:span></text:p>
      <text:p text:style-name="P141">:<text:span text:style-name="T73">deviceid – string</text:span></text:p>
      <text:p text:style-name="P141">:<text:span text:style-name="T73">classid – int </text:span></text:p>
      <text:p text:style-name="P56"/>
      <text:p text:style-name="P68">Response: </text:p>
      <text:p text:style-name="P68">Body - </text:p>
      <text:p text:style-name="P165">None</text:p>
      <text:p text:style-name="P160">{</text:p>
      <text:p text:style-name="P160"><text:tab/>"success": "Student is marked present"</text:p>
      <text:p text:style-name="P160">}</text:p>
      <text:p text:style-name="P150"/>
      <text:p text:style-name="P68">Status : 20<text:span text:style-name="T68">0</text:span> <text:span text:style-name="T68">OK</text:span></text:p>
      <text:p text:style-name="P68"/>
      <text:p text:style-name="P80"><text:soft-page-break/>Error -</text:p>
      <text:p text:style-name="P154">{</text:p>
      <text:p text:style-name="P156"><text:tab/>"error":"<text:span text:style-name="T74">Student already present</text:span>"</text:p>
      <text:p text:style-name="P154">}</text:p>
      <text:p text:style-name="P161">or</text:p>
      <text:p text:style-name="P155">{</text:p>
      <text:p text:style-name="P156"><text:tab/>"error":"<text:span text:style-name="T74">Student is cheating. StudentId and DeviceId dont match</text:span>"</text:p>
      <text:p text:style-name="P155">}</text:p>
      <text:p text:style-name="P161">or</text:p>
      <text:p text:style-name="P155">{</text:p>
      <text:p text:style-name="P157"><text:tab/>"error":"<text:span text:style-name="T75">Student not registered</text:span>"</text:p>
      <text:p text:style-name="P155">}</text:p>
      <text:p text:style-name="P113"/>
      <text:p text:style-name="P113"/>
      <text:p text:style-name="P125">Error Variables - </text:p>
      <text:p text:style-name="P125"><text:span text:style-name="T52">error</text:span> – string </text:p>
      <text:p text:style-name="P145"/>
      <text:p text:style-name="P143"/>
      <text:p text:style-name="P143"/>
      <text:p text:style-name="P143"/>
      <text:p text:style-name="P143"/>
      <text:p text:style-name="P143"/>
      <text:p text:style-name="P14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Roboto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usik Sundar</meta:initial-creator>
    <meta:creation-date>2016-04-26T19:39:28.588488295</meta:creation-date>
    <meta:generator>LibreOffice/5.0.3.2$Linux_X86_64 LibreOffice_project/00m0$Build-2</meta:generator>
    <dc:date>2016-05-07T12:38:39.744363378</dc:date>
    <dc:creator>Kousik Sundar</dc:creator>
    <meta:editing-duration>PT6H5M3S</meta:editing-duration>
    <meta:editing-cycles>144</meta:editing-cycles>
    <meta:document-statistic meta:table-count="0" meta:image-count="0" meta:object-count="0" meta:page-count="13" meta:paragraph-count="303" meta:word-count="1213" meta:character-count="8546" meta:non-whitespace-character-count="7413"/>
  </office:meta>
</office:document-meta>
</file>